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43.64mm"/>
    </style:style>
    <style:style style:name="co2" style:family="table-column">
      <style:table-column-properties fo:break-before="auto" style:column-width="11.59mm"/>
    </style:style>
    <style:style style:name="co3" style:family="table-column">
      <style:table-column-properties fo:break-before="auto" style:column-width="9.67mm"/>
    </style:style>
    <style:style style:name="co4" style:family="table-column">
      <style:table-column-properties fo:break-before="auto" style:column-width="10.95mm"/>
    </style:style>
    <style:style style:name="co5" style:family="table-column">
      <style:table-column-properties fo:break-before="auto" style:column-width="19.28mm"/>
    </style:style>
    <style:style style:name="co6" style:family="table-column">
      <style:table-column-properties fo:break-before="auto" style:column-width="10.25mm"/>
    </style:style>
    <style:style style:name="co7" style:family="table-column">
      <style:table-column-properties fo:break-before="auto" style:column-width="13.12mm"/>
    </style:style>
    <style:style style:name="co8" style:family="table-column">
      <style:table-column-properties fo:break-before="auto" style:column-width="20.25mm"/>
    </style:style>
    <style:style style:name="co9" style:family="table-column">
      <style:table-column-properties fo:break-before="auto" style:column-width="12.56mm"/>
    </style:style>
    <style:style style:name="co10" style:family="table-column">
      <style:table-column-properties fo:break-before="auto" style:column-width="12.17mm"/>
    </style:style>
    <style:style style:name="co11" style:family="table-column">
      <style:table-column-properties fo:break-before="auto" style:column-width="14.41mm"/>
    </style:style>
    <style:style style:name="co12" style:family="table-column">
      <style:table-column-properties fo:break-before="auto" style:column-width="22.58mm"/>
    </style:style>
    <style:style style:name="co13" style:family="table-column">
      <style:table-column-properties fo:break-before="auto" style:column-width="38.5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order-left="0.06pt solid #cc0000" fo:border-right="none" fo:border-top="0.06pt solid #cc0000"/>
    </style:style>
    <style:style style:name="ce3" style:family="table-cell" style:parent-style-name="Default">
      <style:table-cell-properties fo:border-bottom="none" fo:border-left="0.06pt solid #cc0000" fo:border-right="none" fo:border-top="none"/>
    </style:style>
    <style:style style:name="ce4" style:family="table-cell" style:parent-style-name="Default">
      <style:table-cell-properties fo:border-bottom="0.06pt solid #cc0000" fo:border-left="0.06pt solid #cc0000" fo:border-right="none" fo:border-top="none"/>
    </style:style>
    <style:style style:name="ce5" style:family="table-cell" style:parent-style-name="Default">
      <style:table-cell-properties fo:border-bottom="none" fo:border-left="none" fo:border-right="none" fo:border-top="0.06pt solid #cc0000"/>
    </style:style>
    <style:style style:name="ce6" style:family="table-cell" style:parent-style-name="Default">
      <style:table-cell-properties fo:border-bottom="0.06pt solid #cc0000" fo:border-left="none" fo:border-right="none" fo:border-top="none"/>
    </style:style>
    <style:style style:name="ce7" style:family="table-cell" style:parent-style-name="Default">
      <style:table-cell-properties fo:border-bottom="none" fo:border-left="none" fo:border-right="0.06pt solid #cc0000" fo:border-top="0.06pt solid #cc0000"/>
    </style:style>
    <style:style style:name="ce8" style:family="table-cell" style:parent-style-name="Default">
      <style:table-cell-properties fo:border-bottom="none" fo:border-left="none" fo:border-right="0.06pt solid #cc0000" fo:border-top="none"/>
    </style:style>
    <style:style style:name="ce9" style:family="table-cell" style:parent-style-name="Default">
      <style:table-cell-properties fo:border-bottom="0.06pt solid #cc0000" fo:border-left="none" fo:border-right="0.06pt solid #cc0000" fo:border-top="none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4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number-columns-repeated="2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12" table:number-columns-repeated="1004" table:default-cell-style-name="Default"/>
        <table:table-row table:style-name="ro1">
          <table:table-cell/>
          <table:table-cell office:value-type="string" calcext:value-type="string">
            <text:p>nFIB</text:p>
          </table:table-cell>
          <table:table-cell/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Start</text:p>
          </table:table-cell>
          <table:table-cell table:number-columns-repeated="4"/>
          <table:table-cell office:value-type="string" calcext:value-type="string">
            <text:p>Value Size</text:p>
          </table:table-cell>
          <table:table-cell table:number-columns-repeated="3"/>
          <table:table-cell office:value-type="string" calcext:value-type="string">
            <text:p>Finish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 calcext:value-type="string">
            <text:p>Hex</text:p>
          </table:table-cell>
          <table:table-cell office:value-type="string" calcext:value-type="string">
            <text:p>Dec</text:p>
          </table:table-cell>
          <table:table-cell office:value-type="string" calcext:value-type="string">
            <text:p>Hex</text:p>
          </table:table-cell>
          <table:table-cell office:value-type="string" calcext:value-type="string">
            <text:p>Dec</text:p>
          </table:table-cell>
          <table:table-cell office:value-type="string" calcext:value-type="string">
            <text:p>Herx</text:p>
          </table:table-cell>
          <table:table-cell office:value-type="string" calcext:value-type="string">
            <text:p>Chunks</text:p>
          </table:table-cell>
          <table:table-cell office:value-type="string" calcext:value-type="string">
            <text:p>FIB1</text:p>
          </table:table-cell>
          <table:table-cell office:value-type="string" calcext:value-type="string">
            <text:p>Bytes</text:p>
          </table:table-cell>
          <table:table-cell office:value-type="string" calcext:value-type="string">
            <text:p>Herx</text:p>
          </table:table-cell>
          <table:table-cell office:value-type="string" calcext:value-type="string">
            <text:p>No Values</text:p>
          </table:table-cell>
          <table:table-cell office:value-type="string" calcext:value-type="string">
            <text:p>Total Bytes</text:p>
          </table:table-cell>
          <table:table-cell office:value-type="string" calcext:value-type="string">
            <text:p>Hex</text:p>
          </table:table-cell>
          <table:table-cell office:value-type="string" calcext:value-type="string">
            <text:p>Dec</text:p>
          </table:table-cell>
          <table:table-cell office:value-type="string" calcext:value-type="string">
            <text:p>Herx</text:p>
          </table:table-cell>
          <table:table-cell office:value-type="string" calcext:value-type="string">
            <text:p>Chunks</text:p>
          </table:table-cell>
          <table:table-cell office:value-type="string" calcext:value-type="string">
            <text:p>FIB1</text:p>
          </table:table-cell>
          <table:table-cell office:value-type="string" calcext:value-type="string">
            <text:p>Tot Chunks</text:p>
          </table:table-cell>
          <table:table-cell office:value-type="string" calcext:value-type="string">
            <text:p><text:s text:c="4"/>FIB1 = hexchunks[128:256]</text:p>
          </table:table-cell>
          <table:table-cell table:number-columns-repeated="1003"/>
        </table:table-row>
        <table:table-row table:style-name="ro1">
          <table:table-cell table:number-columns-repeated="2"/>
          <table:table-cell office:value-type="string" calcext:value-type="string">
            <text:p>base (32 bytes)</text:p>
          </table:table-cell>
          <table:table-cell table:number-columns-repeated="2"/>
          <table:table-cell table:formula="of:=DEC2HEX([.G3];4)" office:value-type="string" office:string-value="0200" calcext:value-type="string">
            <text:p>0200</text:p>
          </table:table-cell>
          <table:table-cell office:value-type="float" office:value="512" calcext:value-type="float">
            <text:p>512</text:p>
          </table:table-cell>
          <table:table-cell table:formula="of:=2*[.G3]" office:value-type="float" office:value="1024" calcext:value-type="float">
            <text:p>1024</text:p>
          </table:table-cell>
          <table:table-cell table:formula="of:=[.H3]/8" office:value-type="float" office:value="128" calcext:value-type="float">
            <text:p>128</text:p>
          </table:table-cell>
          <table:table-cell table:formula="of:=[.I3]-128" office:value-type="float" office:value="0" calcext:value-type="float">
            <text:p>0</text:p>
          </table:table-cell>
          <table:table-cell table:number-columns-repeated="3"/>
          <table:table-cell office:value-type="float" office:value="32" calcext:value-type="float">
            <text:p>32</text:p>
          </table:table-cell>
          <table:table-cell table:formula="of:=DEC2HEX([.P3];4)" office:value-type="string" office:string-value="0220" calcext:value-type="string">
            <text:p>0220</text:p>
          </table:table-cell>
          <table:table-cell table:formula="of:=[.G3]+[.N3]" office:value-type="float" office:value="544" calcext:value-type="float">
            <text:p>544</text:p>
          </table:table-cell>
          <table:table-cell table:formula="of:=[.P3]*2" office:value-type="float" office:value="1088" calcext:value-type="float">
            <text:p>1088</text:p>
          </table:table-cell>
          <table:table-cell table:formula="of:=[.Q3]/8" office:value-type="float" office:value="136" calcext:value-type="float">
            <text:p>136</text:p>
          </table:table-cell>
          <table:table-cell table:formula="of:=[.R3]-128" office:value-type="float" office:value="8" calcext:value-type="float">
            <text:p>8</text:p>
          </table:table-cell>
          <table:table-cell table:formula="of:=[.R3]-[.I3]" office:value-type="float" office:value="8" calcext:value-type="float">
            <text:p>8</text:p>
          </table:table-cell>
          <table:table-cell office:value-type="string" calcext:value-type="string">
            <text:p>FIBbase = FIB1[0:8]</text:p>
          </table:table-cell>
          <table:table-cell table:number-columns-repeated="1003"/>
        </table:table-row>
        <table:table-row table:style-name="ro1">
          <table:table-cell table:number-columns-repeated="2"/>
          <table:table-cell office:value-type="string" calcext:value-type="string">
            <text:p>csw (2 bytes)</text:p>
          </table:table-cell>
          <table:table-cell table:formula="of:=DEC2HEX([.E4];4)" office:value-type="string" office:string-value="000E" calcext:value-type="string">
            <text:p>000E</text:p>
          </table:table-cell>
          <table:table-cell office:value-type="float" office:value="14" calcext:value-type="float">
            <text:p>14</text:p>
          </table:table-cell>
          <table:table-cell table:formula="of:=DEC2HEX([.G4];4)" office:value-type="string" office:string-value="0220" calcext:value-type="string">
            <text:p>0220</text:p>
          </table:table-cell>
          <table:table-cell table:formula="of:=[.P3]" office:value-type="float" office:value="544" calcext:value-type="float">
            <text:p>544</text:p>
          </table:table-cell>
          <table:table-cell table:formula="of:=2*[.G4]" office:value-type="float" office:value="1088" calcext:value-type="float">
            <text:p>1088</text:p>
          </table:table-cell>
          <table:table-cell table:formula="of:=[.H4]/8" office:value-type="float" office:value="136" calcext:value-type="float">
            <text:p>136</text:p>
          </table:table-cell>
          <table:table-cell table:formula="of:=[.I4]-128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formula="of:=[.K4]*[.M4]" office:value-type="float" office:value="2" calcext:value-type="float">
            <text:p>2</text:p>
          </table:table-cell>
          <table:table-cell table:formula="of:=DEC2HEX([.P4];4)" office:value-type="string" office:string-value="0222" calcext:value-type="string">
            <text:p>0222</text:p>
          </table:table-cell>
          <table:table-cell table:formula="of:=[.G4]+[.N4]" office:value-type="float" office:value="546" calcext:value-type="float">
            <text:p>546</text:p>
          </table:table-cell>
          <table:table-cell table:formula="of:=[.P4]*2" office:value-type="float" office:value="1092" calcext:value-type="float">
            <text:p>1092</text:p>
          </table:table-cell>
          <table:table-cell table:formula="of:=[.Q4]/8" office:value-type="float" office:value="136.5" calcext:value-type="float">
            <text:p>136.5</text:p>
          </table:table-cell>
          <table:table-cell table:formula="of:=[.R4]-128" office:value-type="float" office:value="8.5" calcext:value-type="float">
            <text:p>8.5</text:p>
          </table:table-cell>
          <table:table-cell table:formula="of:=[.R4]-[.I4]" office:value-type="float" office:value="0.5" calcext:value-type="float">
            <text:p>0.5</text:p>
          </table:table-cell>
          <table:table-cell office:value-type="string" calcext:value-type="string">
            <text:p><text:s text:c="4"/>FIBDict["csw"] = ReverseInt(FIB1[8][:4])</text:p>
          </table:table-cell>
          <table:table-cell table:number-columns-repeated="1003"/>
        </table:table-row>
        <table:table-row table:style-name="ro1">
          <table:table-cell table:number-columns-repeated="2"/>
          <table:table-cell office:value-type="string" calcext:value-type="string">
            <text:p>fibRgW (28 bytes)</text:p>
          </table:table-cell>
          <table:table-cell table:number-columns-repeated="2"/>
          <table:table-cell table:formula="of:=DEC2HEX([.G5];4)" office:value-type="string" office:string-value="0222" calcext:value-type="string">
            <text:p>0222</text:p>
          </table:table-cell>
          <table:table-cell table:formula="of:=[.P4]" office:value-type="float" office:value="546" calcext:value-type="float">
            <text:p>546</text:p>
          </table:table-cell>
          <table:table-cell table:formula="of:=2*[.G5]" office:value-type="float" office:value="1092" calcext:value-type="float">
            <text:p>1092</text:p>
          </table:table-cell>
          <table:table-cell table:formula="of:=[.H5]/8" office:value-type="float" office:value="136.5" calcext:value-type="float">
            <text:p>136.5</text:p>
          </table:table-cell>
          <table:table-cell table:formula="of:=[.I5]-128" office:value-type="float" office:value="8.5" calcext:value-type="float">
            <text:p>8.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table:formula="of:=[.K5]*[.M5]" office:value-type="float" office:value="28" calcext:value-type="float">
            <text:p>28</text:p>
          </table:table-cell>
          <table:table-cell table:formula="of:=DEC2HEX([.P5];4)" office:value-type="string" office:string-value="023E" calcext:value-type="string">
            <text:p>023E</text:p>
          </table:table-cell>
          <table:table-cell table:formula="of:=[.G5]+[.N5]" office:value-type="float" office:value="574" calcext:value-type="float">
            <text:p>574</text:p>
          </table:table-cell>
          <table:table-cell table:formula="of:=[.P5]*2" office:value-type="float" office:value="1148" calcext:value-type="float">
            <text:p>1148</text:p>
          </table:table-cell>
          <table:table-cell table:formula="of:=[.Q5]/8" office:value-type="float" office:value="143.5" calcext:value-type="float">
            <text:p>143.5</text:p>
          </table:table-cell>
          <table:table-cell table:formula="of:=[.R5]-128" office:value-type="float" office:value="15.5" calcext:value-type="float">
            <text:p>15.5</text:p>
          </table:table-cell>
          <table:table-cell table:formula="of:=[.R5]-[.I5]" office:value-type="float" office:value="7" calcext:value-type="float">
            <text:p>7</text:p>
          </table:table-cell>
          <table:table-cell table:number-columns-repeated="1004"/>
        </table:table-row>
        <table:table-row table:style-name="ro1">
          <table:table-cell table:number-columns-repeated="2"/>
          <table:table-cell office:value-type="string" calcext:value-type="string">
            <text:p>cslw (2 bytes)</text:p>
          </table:table-cell>
          <table:table-cell table:formula="of:=DEC2HEX([.E6];4)" office:value-type="string" office:string-value="0016" calcext:value-type="string">
            <text:p>0016</text:p>
          </table:table-cell>
          <table:table-cell office:value-type="float" office:value="22" calcext:value-type="float">
            <text:p>22</text:p>
          </table:table-cell>
          <table:table-cell table:formula="of:=DEC2HEX([.G6];4)" office:value-type="string" office:string-value="023E" calcext:value-type="string">
            <text:p>023E</text:p>
          </table:table-cell>
          <table:table-cell table:formula="of:=[.P5]" office:value-type="float" office:value="574" calcext:value-type="float">
            <text:p>574</text:p>
          </table:table-cell>
          <table:table-cell table:formula="of:=2*[.G6]" office:value-type="float" office:value="1148" calcext:value-type="float">
            <text:p>1148</text:p>
          </table:table-cell>
          <table:table-cell table:formula="of:=[.H6]/8" office:value-type="float" office:value="143.5" calcext:value-type="float">
            <text:p>143.5</text:p>
          </table:table-cell>
          <table:table-cell table:formula="of:=[.I6]-128" office:value-type="float" office:value="15.5" calcext:value-type="float">
            <text:p>15.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formula="of:=[.K6]*[.M6]" office:value-type="float" office:value="2" calcext:value-type="float">
            <text:p>2</text:p>
          </table:table-cell>
          <table:table-cell table:formula="of:=DEC2HEX([.P6];4)" office:value-type="string" office:string-value="0240" calcext:value-type="string">
            <text:p>0240</text:p>
          </table:table-cell>
          <table:table-cell table:formula="of:=[.G6]+[.N6]" office:value-type="float" office:value="576" calcext:value-type="float">
            <text:p>576</text:p>
          </table:table-cell>
          <table:table-cell table:formula="of:=[.P6]*2" office:value-type="float" office:value="1152" calcext:value-type="float">
            <text:p>1152</text:p>
          </table:table-cell>
          <table:table-cell table:formula="of:=[.Q6]/8" office:value-type="float" office:value="144" calcext:value-type="float">
            <text:p>144</text:p>
          </table:table-cell>
          <table:table-cell table:formula="of:=[.R6]-128" office:value-type="float" office:value="16" calcext:value-type="float">
            <text:p>16</text:p>
          </table:table-cell>
          <table:table-cell table:formula="of:=[.R6]-[.I6]" office:value-type="float" office:value="0.5" calcext:value-type="float">
            <text:p>0.5</text:p>
          </table:table-cell>
          <table:table-cell office:value-type="string" calcext:value-type="string">
            <text:p><text:s text:c="4"/>FIBDict["cslw"] = FIB1[15][4:]</text:p>
          </table:table-cell>
          <table:table-cell table:number-columns-repeated="1003"/>
        </table:table-row>
        <table:table-row table:style-name="ro1">
          <table:table-cell table:number-columns-repeated="2"/>
          <table:table-cell office:value-type="string" calcext:value-type="string">
            <text:p>fibRgLw (88 bytes)</text:p>
          </table:table-cell>
          <table:table-cell table:number-columns-repeated="2"/>
          <table:table-cell table:formula="of:=DEC2HEX([.G7];4)" office:value-type="string" office:string-value="0240" calcext:value-type="string">
            <text:p>0240</text:p>
          </table:table-cell>
          <table:table-cell table:formula="of:=[.P6]" office:value-type="float" office:value="576" calcext:value-type="float">
            <text:p>576</text:p>
          </table:table-cell>
          <table:table-cell table:formula="of:=2*[.G7]" office:value-type="float" office:value="1152" calcext:value-type="float">
            <text:p>1152</text:p>
          </table:table-cell>
          <table:table-cell table:formula="of:=[.H7]/8" office:value-type="float" office:value="144" calcext:value-type="float">
            <text:p>144</text:p>
          </table:table-cell>
          <table:table-cell table:formula="of:=[.I7]-128"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2" calcext:value-type="float">
            <text:p>22</text:p>
          </table:table-cell>
          <table:table-cell table:formula="of:=[.K7]*[.M7]" office:value-type="float" office:value="88" calcext:value-type="float">
            <text:p>88</text:p>
          </table:table-cell>
          <table:table-cell table:formula="of:=DEC2HEX([.P7];4)" office:value-type="string" office:string-value="0298" calcext:value-type="string">
            <text:p>0298</text:p>
          </table:table-cell>
          <table:table-cell table:formula="of:=[.G7]+[.N7]" office:value-type="float" office:value="664" calcext:value-type="float">
            <text:p>664</text:p>
          </table:table-cell>
          <table:table-cell table:formula="of:=[.P7]*2" office:value-type="float" office:value="1328" calcext:value-type="float">
            <text:p>1328</text:p>
          </table:table-cell>
          <table:table-cell table:formula="of:=[.Q7]/8" office:value-type="float" office:value="166" calcext:value-type="float">
            <text:p>166</text:p>
          </table:table-cell>
          <table:table-cell table:formula="of:=[.R7]-128" office:value-type="float" office:value="38" calcext:value-type="float">
            <text:p>38</text:p>
          </table:table-cell>
          <table:table-cell table:formula="of:=[.R7]-[.I7]" office:value-type="float" office:value="22" calcext:value-type="float">
            <text:p>22</text:p>
          </table:table-cell>
          <table:table-cell office:value-type="string" calcext:value-type="string">
            <text:p>Ends fiberglwdict["reserved14"] = FIB1[37]</text:p>
          </table:table-cell>
          <table:table-cell table:number-columns-repeated="1003"/>
        </table:table-row>
        <table:table-row table:style-name="ro1">
          <table:table-cell table:number-columns-repeated="2"/>
          <table:table-cell office:value-type="string" calcext:value-type="string">
            <text:p>cbRgFcLcb (2 bytes)*</text:p>
          </table:table-cell>
          <table:table-cell table:formula="of:=DEC2HEX([.E8];4)" office:value-type="string" office:string-value="00B7" calcext:value-type="string">
            <text:p>00B7</text:p>
          </table:table-cell>
          <table:table-cell office:value-type="float" office:value="183" calcext:value-type="float">
            <text:p>183</text:p>
          </table:table-cell>
          <table:table-cell table:formula="of:=DEC2HEX([.G8];4)" office:value-type="string" office:string-value="0298" calcext:value-type="string">
            <text:p>0298</text:p>
          </table:table-cell>
          <table:table-cell table:formula="of:=[.P7]" office:value-type="float" office:value="664" calcext:value-type="float">
            <text:p>664</text:p>
          </table:table-cell>
          <table:table-cell table:formula="of:=2*[.G8]" office:value-type="float" office:value="1328" calcext:value-type="float">
            <text:p>1328</text:p>
          </table:table-cell>
          <table:table-cell table:formula="of:=[.H8]/8" office:value-type="float" office:value="166" calcext:value-type="float">
            <text:p>166</text:p>
          </table:table-cell>
          <table:table-cell table:formula="of:=[.I8]-128"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formula="of:=[.K8]*[.M8]" office:value-type="float" office:value="2" calcext:value-type="float">
            <text:p>2</text:p>
          </table:table-cell>
          <table:table-cell table:formula="of:=DEC2HEX([.P8];4)" office:value-type="string" office:string-value="029A" calcext:value-type="string">
            <text:p>029A</text:p>
          </table:table-cell>
          <table:table-cell table:formula="of:=[.G8]+[.N8]" office:value-type="float" office:value="666" calcext:value-type="float">
            <text:p>666</text:p>
          </table:table-cell>
          <table:table-cell table:formula="of:=[.P8]*2" office:value-type="float" office:value="1332" calcext:value-type="float">
            <text:p>1332</text:p>
          </table:table-cell>
          <table:table-cell table:formula="of:=[.Q8]/8" office:value-type="float" office:value="166.5" calcext:value-type="float">
            <text:p>166.5</text:p>
          </table:table-cell>
          <table:table-cell table:formula="of:=[.R8]-128" office:value-type="float" office:value="38.5" calcext:value-type="float">
            <text:p>38.5</text:p>
          </table:table-cell>
          <table:table-cell table:formula="of:=[.R8]-[.I8]" office:value-type="float" office:value="0.5" calcext:value-type="float">
            <text:p>0.5</text:p>
          </table:table-cell>
          <table:table-cell table:number-columns-repeated="1004"/>
        </table:table-row>
        <table:table-row table:style-name="ro1">
          <table:table-cell table:style-name="ce1" table:number-columns-repeated="2"/>
          <table:table-cell table:style-name="ce1" office:value-type="string" calcext:value-type="string">
            <text:p>fibRgFcLcbBlob (variable)</text:p>
          </table:table-cell>
          <table:table-cell table:style-name="ce1" table:number-columns-repeated="2"/>
          <table:table-cell table:style-name="ce1" table:formula="of:=DEC2HEX([.G9];4)" office:value-type="string" office:string-value="029A" calcext:value-type="string">
            <text:p>029A</text:p>
          </table:table-cell>
          <table:table-cell table:style-name="ce1" table:formula="of:=[.P8]" office:value-type="float" office:value="666" calcext:value-type="float">
            <text:p>666</text:p>
          </table:table-cell>
          <table:table-cell table:style-name="ce1" table:formula="of:=2*[.G9]" office:value-type="float" office:value="1332" calcext:value-type="float">
            <text:p>1332</text:p>
          </table:table-cell>
          <table:table-cell table:style-name="ce1" table:formula="of:=[.H9]/8" office:value-type="float" office:value="166.5" calcext:value-type="float">
            <text:p>166.5</text:p>
          </table:table-cell>
          <table:table-cell table:formula="of:=[.I9]-128" office:value-type="float" office:value="38.5" calcext:value-type="float">
            <text:p>38.5</text:p>
          </table:table-cell>
          <table:table-cell table:style-name="ce1" office:value-type="float" office:value="8" calcext:value-type="float">
            <text:p>8</text:p>
          </table:table-cell>
          <table:table-cell table:style-name="ce1"/>
          <table:table-cell table:style-name="ce1" office:value-type="float" office:value="183" calcext:value-type="float">
            <text:p>183</text:p>
          </table:table-cell>
          <table:table-cell table:style-name="ce1" table:formula="of:=[.K9]*[.M9]" office:value-type="float" office:value="1464" calcext:value-type="float">
            <text:p>1464</text:p>
          </table:table-cell>
          <table:table-cell table:style-name="ce1" table:formula="of:=DEC2HEX([.P9];4)" office:value-type="string" office:string-value="0852" calcext:value-type="string">
            <text:p>0852</text:p>
          </table:table-cell>
          <table:table-cell table:style-name="ce1" table:formula="of:=[.G9]+[.N9]" office:value-type="float" office:value="2130" calcext:value-type="float">
            <text:p>2130</text:p>
          </table:table-cell>
          <table:table-cell table:style-name="ce1" table:formula="of:=[.P9]*2" office:value-type="float" office:value="4260" calcext:value-type="float">
            <text:p>4260</text:p>
          </table:table-cell>
          <table:table-cell table:style-name="ce1" table:formula="of:=[.Q9]/8" office:value-type="float" office:value="532.5" calcext:value-type="float">
            <text:p>532.5</text:p>
          </table:table-cell>
          <table:table-cell table:formula="of:=[.R9]-128" office:value-type="float" office:value="404.5" calcext:value-type="float">
            <text:p>404.5</text:p>
          </table:table-cell>
          <table:table-cell table:style-name="ce1" table:formula="of:=[.R9]-[.I9]" office:value-type="float" office:value="366" calcext:value-type="float">
            <text:p>366</text:p>
          </table:table-cell>
          <table:table-cell table:style-name="ce1" table:number-columns-repeated="1004"/>
        </table:table-row>
        <table:table-row table:style-name="ro1">
          <table:table-cell office:value-type="float" office:value="93" calcext:value-type="float">
            <text:p>93</text:p>
          </table:table-cell>
          <table:table-cell table:style-name="ce2" office:value-type="string" calcext:value-type="string">
            <text:p>0x00C1</text:p>
          </table:table-cell>
          <table:table-cell table:style-name="ce5" office:value-type="string" calcext:value-type="string">
            <text:p>fibRgFcLcb97</text:p>
          </table:table-cell>
          <table:table-cell table:style-name="ce5" table:number-columns-repeated="2"/>
          <table:table-cell table:style-name="ce5" table:formula="of:=DEC2HEX([.G10];4)" office:value-type="string" office:string-value="0000" calcext:value-type="string">
            <text:p>0000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2*[.G10]" office:value-type="float" office:value="0" calcext:value-type="float">
            <text:p>0</text:p>
          </table:table-cell>
          <table:table-cell table:style-name="ce1" table:formula="of:=[.H10]/8" office:value-type="float" office:value="0" calcext:value-type="float">
            <text:p>0</text:p>
          </table:table-cell>
          <table:table-cell/>
          <table:table-cell table:style-name="ce5" office:value-type="float" office:value="4" calcext:value-type="float">
            <text:p>4</text:p>
          </table:table-cell>
          <table:table-cell table:style-name="ce5"/>
          <table:table-cell table:style-name="ce5" office:value-type="float" office:value="186" calcext:value-type="float">
            <text:p>186</text:p>
          </table:table-cell>
          <table:table-cell table:style-name="ce5" table:formula="of:=[.K10]*[.M10]" office:value-type="float" office:value="744" calcext:value-type="float">
            <text:p>744</text:p>
          </table:table-cell>
          <table:table-cell table:style-name="ce5" table:formula="of:=DEC2HEX([.P10];4)" office:value-type="string" office:string-value="02E8" calcext:value-type="string">
            <text:p>02E8</text:p>
          </table:table-cell>
          <table:table-cell table:style-name="ce5" table:formula="of:=[.G10]+[.N10]" office:value-type="float" office:value="744" calcext:value-type="float">
            <text:p>744</text:p>
          </table:table-cell>
          <table:table-cell table:style-name="ce5" table:formula="of:=[.P10]*2" office:value-type="float" office:value="1488" calcext:value-type="float">
            <text:p>1488</text:p>
          </table:table-cell>
          <table:table-cell table:style-name="ce5" table:formula="of:=[.Q10]/8" office:value-type="float" office:value="186" calcext:value-type="float">
            <text:p>186</text:p>
          </table:table-cell>
          <table:table-cell/>
          <table:table-cell table:style-name="ce5" table:formula="of:=[.R10]-[.I10]" office:value-type="float" office:value="186" calcext:value-type="float">
            <text:p>186</text:p>
          </table:table-cell>
          <table:table-cell table:style-name="ce7"/>
          <table:table-cell table:number-columns-repeated="1003"/>
        </table:table-row>
        <table:table-row table:style-name="ro1">
          <table:table-cell office:value-type="float" office:value="217" calcext:value-type="float">
            <text:p>217</text:p>
          </table:table-cell>
          <table:table-cell table:style-name="ce3" office:value-type="string" calcext:value-type="string">
            <text:p>0x00D9</text:p>
          </table:table-cell>
          <table:table-cell office:value-type="string" calcext:value-type="string">
            <text:p>fibRgFcLcb2000</text:p>
          </table:table-cell>
          <table:table-cell table:number-columns-repeated="2"/>
          <table:table-cell table:formula="of:=DEC2HEX([.G11];4)" office:value-type="string" office:string-value="02E8" calcext:value-type="string">
            <text:p>02E8</text:p>
          </table:table-cell>
          <table:table-cell table:formula="of:=[.P10]" office:value-type="float" office:value="744" calcext:value-type="float">
            <text:p>744</text:p>
          </table:table-cell>
          <table:table-cell table:formula="of:=2*[.G11]" office:value-type="float" office:value="1488" calcext:value-type="float">
            <text:p>1488</text:p>
          </table:table-cell>
          <table:table-cell table:style-name="ce1" table:formula="of:=[.H11]/8" office:value-type="float" office:value="186" calcext:value-type="float">
            <text:p>186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0" calcext:value-type="float">
            <text:p>30</text:p>
          </table:table-cell>
          <table:table-cell table:formula="of:=[.K11]*[.M11]" office:value-type="float" office:value="120" calcext:value-type="float">
            <text:p>120</text:p>
          </table:table-cell>
          <table:table-cell table:formula="of:=DEC2HEX([.P11];4)" office:value-type="string" office:string-value="0360" calcext:value-type="string">
            <text:p>0360</text:p>
          </table:table-cell>
          <table:table-cell table:formula="of:=[.G11]+[.N11]" office:value-type="float" office:value="864" calcext:value-type="float">
            <text:p>864</text:p>
          </table:table-cell>
          <table:table-cell table:formula="of:=[.P11]*2" office:value-type="float" office:value="1728" calcext:value-type="float">
            <text:p>1728</text:p>
          </table:table-cell>
          <table:table-cell table:formula="of:=[.Q11]/8" office:value-type="float" office:value="216" calcext:value-type="float">
            <text:p>216</text:p>
          </table:table-cell>
          <table:table-cell/>
          <table:table-cell table:formula="of:=[.R11]-[.I11]" office:value-type="float" office:value="30" calcext:value-type="float">
            <text:p>30</text:p>
          </table:table-cell>
          <table:table-cell table:style-name="ce8"/>
          <table:table-cell table:number-columns-repeated="1003"/>
        </table:table-row>
        <table:table-row table:style-name="ro1">
          <table:table-cell office:value-type="float" office:value="257" calcext:value-type="float">
            <text:p>257</text:p>
          </table:table-cell>
          <table:table-cell table:style-name="ce3" office:value-type="string" calcext:value-type="string">
            <text:p>0x0101</text:p>
          </table:table-cell>
          <table:table-cell office:value-type="string" calcext:value-type="string">
            <text:p>fibRgFcLcb2002</text:p>
          </table:table-cell>
          <table:table-cell table:number-columns-repeated="2"/>
          <table:table-cell table:formula="of:=DEC2HEX([.G12];4)" office:value-type="string" office:string-value="0360" calcext:value-type="string">
            <text:p>0360</text:p>
          </table:table-cell>
          <table:table-cell table:formula="of:=[.P11]" office:value-type="float" office:value="864" calcext:value-type="float">
            <text:p>864</text:p>
          </table:table-cell>
          <table:table-cell table:formula="of:=2*[.G12]" office:value-type="float" office:value="1728" calcext:value-type="float">
            <text:p>1728</text:p>
          </table:table-cell>
          <table:table-cell table:style-name="ce1" table:formula="of:=[.H12]/8" office:value-type="float" office:value="216" calcext:value-type="float">
            <text:p>216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56" calcext:value-type="float">
            <text:p>56</text:p>
          </table:table-cell>
          <table:table-cell table:formula="of:=[.K12]*[.M12]" office:value-type="float" office:value="224" calcext:value-type="float">
            <text:p>224</text:p>
          </table:table-cell>
          <table:table-cell table:formula="of:=DEC2HEX([.P12];4)" office:value-type="string" office:string-value="0440" calcext:value-type="string">
            <text:p>0440</text:p>
          </table:table-cell>
          <table:table-cell table:style-name="ce5" table:formula="of:=[.G12]+[.N12]" office:value-type="float" office:value="1088" calcext:value-type="float">
            <text:p>1088</text:p>
          </table:table-cell>
          <table:table-cell table:formula="of:=[.P12]*2" office:value-type="float" office:value="2176" calcext:value-type="float">
            <text:p>2176</text:p>
          </table:table-cell>
          <table:table-cell table:style-name="ce5" table:formula="of:=[.Q12]/8" office:value-type="float" office:value="272" calcext:value-type="float">
            <text:p>272</text:p>
          </table:table-cell>
          <table:table-cell/>
          <table:table-cell table:formula="of:=[.R12]-[.I12]" office:value-type="float" office:value="56" calcext:value-type="float">
            <text:p>56</text:p>
          </table:table-cell>
          <table:table-cell table:style-name="ce8"/>
          <table:table-cell table:number-columns-repeated="1003"/>
        </table:table-row>
        <table:table-row table:style-name="ro1">
          <table:table-cell office:value-type="float" office:value="268" calcext:value-type="float">
            <text:p>268</text:p>
          </table:table-cell>
          <table:table-cell table:style-name="ce3" office:value-type="string" calcext:value-type="string">
            <text:p>0x010C</text:p>
          </table:table-cell>
          <table:table-cell office:value-type="string" calcext:value-type="string">
            <text:p>fibRgFcLcb2003</text:p>
          </table:table-cell>
          <table:table-cell table:number-columns-repeated="2"/>
          <table:table-cell table:formula="of:=DEC2HEX([.G13];4)" office:value-type="string" office:string-value="0440" calcext:value-type="string">
            <text:p>0440</text:p>
          </table:table-cell>
          <table:table-cell table:formula="of:=[.P12]" office:value-type="float" office:value="1088" calcext:value-type="float">
            <text:p>1088</text:p>
          </table:table-cell>
          <table:table-cell table:formula="of:=2*[.G13]" office:value-type="float" office:value="2176" calcext:value-type="float">
            <text:p>2176</text:p>
          </table:table-cell>
          <table:table-cell table:style-name="ce1" table:formula="of:=[.H13]/8" office:value-type="float" office:value="272" calcext:value-type="float">
            <text:p>27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56" calcext:value-type="float">
            <text:p>56</text:p>
          </table:table-cell>
          <table:table-cell table:formula="of:=[.K13]*[.M13]" office:value-type="float" office:value="224" calcext:value-type="float">
            <text:p>224</text:p>
          </table:table-cell>
          <table:table-cell table:formula="of:=DEC2HEX([.P13];4)" office:value-type="string" office:string-value="0520" calcext:value-type="string">
            <text:p>0520</text:p>
          </table:table-cell>
          <table:table-cell table:formula="of:=[.G13]+[.N13]" office:value-type="float" office:value="1312" calcext:value-type="float">
            <text:p>1312</text:p>
          </table:table-cell>
          <table:table-cell table:formula="of:=[.P13]*2" office:value-type="float" office:value="2624" calcext:value-type="float">
            <text:p>2624</text:p>
          </table:table-cell>
          <table:table-cell table:style-name="ce5" table:formula="of:=[.Q13]/8" office:value-type="float" office:value="328" calcext:value-type="float">
            <text:p>328</text:p>
          </table:table-cell>
          <table:table-cell/>
          <table:table-cell table:formula="of:=[.R13]-[.I13]" office:value-type="float" office:value="56" calcext:value-type="float">
            <text:p>56</text:p>
          </table:table-cell>
          <table:table-cell table:style-name="ce8"/>
          <table:table-cell table:number-columns-repeated="1003"/>
        </table:table-row>
        <table:table-row table:style-name="ro1">
          <table:table-cell office:value-type="float" office:value="274" calcext:value-type="float">
            <text:p>274</text:p>
          </table:table-cell>
          <table:table-cell table:style-name="ce4" office:value-type="string" calcext:value-type="string">
            <text:p>0x0112</text:p>
          </table:table-cell>
          <table:table-cell table:style-name="ce6" office:value-type="string" calcext:value-type="string">
            <text:p>fibRgFcLcb2007</text:p>
          </table:table-cell>
          <table:table-cell table:style-name="ce6" table:number-columns-repeated="3"/>
          <table:table-cell table:formula="of:=[.P13]" office:value-type="float" office:value="1312" calcext:value-type="float">
            <text:p>1312</text:p>
          </table:table-cell>
          <table:table-cell table:style-name="ce6" table:number-columns-repeated="8"/>
          <table:table-cell table:style-name="ce5" table:formula="of:=[.G14]+[.N14]" office:value-type="float" office:value="1312" calcext:value-type="float">
            <text:p>1312</text:p>
          </table:table-cell>
          <table:table-cell table:style-name="ce6" table:number-columns-repeated="4"/>
          <table:table-cell table:style-name="ce9"/>
          <table:table-cell table:number-columns-repeated="1003"/>
        </table:table-row>
        <table:table-row table:style-name="ro1">
          <table:table-cell table:number-columns-repeated="10"/>
          <table:table-cell office:value-type="string" calcext:value-type="string">
            <text:p>Total</text:p>
          </table:table-cell>
          <table:table-cell/>
          <table:table-cell table:formula="of:=SUM([.M10:.M14])" office:value-type="float" office:value="328" calcext:value-type="float">
            <text:p>328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cswNew (2 bytes)</text:p>
          </table:table-cell>
          <table:table-cell table:formula="of:=DEC2HEX([.E16];4)" office:value-type="string" office:string-value="0000" calcext:value-type="string">
            <text:p>0000</text:p>
          </table:table-cell>
          <table:table-cell/>
          <table:table-cell table:formula="of:=DEC2HEX([.G16];4)" office:value-type="string" office:string-value="0853" calcext:value-type="string">
            <text:p>0853</text:p>
          </table:table-cell>
          <table:table-cell table:formula="of:=[.P9]+1" office:value-type="float" office:value="2131" calcext:value-type="float">
            <text:p>2131</text:p>
          </table:table-cell>
          <table:table-cell table:formula="of:=2*[.G16]" office:value-type="float" office:value="4262" calcext:value-type="float">
            <text:p>426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formula="of:=[.K16]*[.M16]" office:value-type="float" office:value="2" calcext:value-type="float">
            <text:p>2</text:p>
          </table:table-cell>
          <table:table-cell table:formula="of:=DEC2HEX([.P16];4)" office:value-type="string" office:string-value="0855" calcext:value-type="string">
            <text:p>0855</text:p>
          </table:table-cell>
          <table:table-cell table:formula="of:=[.G16]+[.N16]" office:value-type="float" office:value="2133" calcext:value-type="float">
            <text:p>2133</text:p>
          </table:table-cell>
          <table:table-cell table:formula="of:=[.P16]*2" office:value-type="float" office:value="4266" calcext:value-type="float">
            <text:p>4266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fibRgCswNew (variable)</text:p>
          </table:table-cell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6"/>
          <table:table-cell table:formula="of:=774/4" office:value-type="float" office:value="193.5" calcext:value-type="float">
            <text:p>193.5</text:p>
          </table:table-cell>
          <table:table-cell table:number-columns-repeated="3"/>
          <table:table-cell office:value-type="string" calcext:value-type="string">
            <text:p>fibRgFcLcb97</text:p>
          </table:table-cell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table:formula="of:=2*[.V21]" office:value-type="float" office:value="0" calcext:value-type="float">
            <text:p>0</text:p>
          </table:table-cell>
          <table:table-cell office:value-type="float" office:value="186" calcext:value-type="float">
            <text:p>186</text:p>
          </table:table-cell>
          <table:table-cell table:number-columns-repeated="999"/>
        </table:table-row>
        <table:table-row table:style-name="ro1">
          <table:table-cell table:number-columns-repeated="2"/>
          <table:table-cell office:value-type="string" calcext:value-type="string">
            <text:p>* 'nFib': 'c100'</text:p>
          </table:table-cell>
          <table:table-cell table:number-columns-repeated="17"/>
          <table:table-cell office:value-type="string" calcext:value-type="string">
            <text:p>fibRgFcLcb2000</text:p>
          </table:table-cell>
          <table:table-cell office:value-type="float" office:value="93" calcext:value-type="float">
            <text:p>93</text:p>
          </table:table-cell>
          <table:table-cell office:value-type="float" office:value="123" calcext:value-type="float">
            <text:p>123</text:p>
          </table:table-cell>
          <table:table-cell table:formula="of:=2*[.V22]" office:value-type="float" office:value="186" calcext:value-type="float">
            <text:p>186</text:p>
          </table:table-cell>
          <table:table-cell office:value-type="float" office:value="246" calcext:value-type="float">
            <text:p>246</text:p>
          </table:table-cell>
          <table:table-cell table:number-columns-repeated="999"/>
        </table:table-row>
        <table:table-row table:style-name="ro1">
          <table:table-cell table:number-columns-repeated="2"/>
          <table:table-cell office:value-type="string" calcext:value-type="string">
            <text:p>FibRgFcLcb</text:p>
          </table:table-cell>
          <table:table-cell table:number-columns-repeated="17"/>
          <table:table-cell office:value-type="string" calcext:value-type="string">
            <text:p>fibRgFcLcb2002</text:p>
          </table:table-cell>
          <table:table-cell office:value-type="float" office:value="123" calcext:value-type="float">
            <text:p>123</text:p>
          </table:table-cell>
          <table:table-cell office:value-type="float" office:value="179" calcext:value-type="float">
            <text:p>179</text:p>
          </table:table-cell>
          <table:table-cell table:formula="of:=2*[.V23]" office:value-type="float" office:value="246" calcext:value-type="float">
            <text:p>246</text:p>
          </table:table-cell>
          <table:table-cell office:value-type="float" office:value="358" calcext:value-type="float">
            <text:p>358</text:p>
          </table:table-cell>
          <table:table-cell table:number-columns-repeated="999"/>
        </table:table-row>
        <table:table-row table:style-name="ro1">
          <table:table-cell table:number-columns-repeated="2"/>
          <table:table-cell office:value-type="string" calcext:value-type="string">
            <text:p>The FibRgFcLcb structure specifies the file offsets and byte counts for various portions of the data in</text:p>
          </table:table-cell>
          <table:table-cell table:number-columns-repeated="17"/>
          <table:table-cell office:value-type="string" calcext:value-type="string">
            <text:p>fibRgFcLcb2003</text:p>
          </table:table-cell>
          <table:table-cell office:value-type="float" office:value="179" calcext:value-type="float">
            <text:p>179</text:p>
          </table:table-cell>
          <table:table-cell office:value-type="float" office:value="235" calcext:value-type="float">
            <text:p>235</text:p>
          </table:table-cell>
          <table:table-cell table:formula="of:=2*[.V24]" office:value-type="float" office:value="358" calcext:value-type="float">
            <text:p>358</text:p>
          </table:table-cell>
          <table:table-cell office:value-type="float" office:value="470" calcext:value-type="float">
            <text:p>470</text:p>
          </table:table-cell>
          <table:table-cell table:number-columns-repeated="999"/>
        </table:table-row>
        <table:table-row table:style-name="ro1">
          <table:table-cell table:number-columns-repeated="2"/>
          <table:table-cell office:value-type="string" calcext:value-type="string">
            <text:p>the document. The structure of FibRgFcLcb depends on the value of nFib, which is one of the</text:p>
          </table:table-cell>
          <table:table-cell table:number-columns-repeated="17"/>
          <table:table-cell office:value-type="string" calcext:value-type="string">
            <text:p>fibRgFcLcb2007</text:p>
          </table:table-cell>
          <table:table-cell office:value-type="float" office:value="235" calcext:value-type="float">
            <text:p>235</text:p>
          </table:table-cell>
          <table:table-cell/>
          <table:table-cell table:formula="of:=2*[.V25]" office:value-type="float" office:value="470" calcext:value-type="float">
            <text:p>470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following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Value</text:p>
          </table:table-cell>
          <table:table-cell table:number-columns-repeated="2"/>
          <table:table-cell office:value-type="string" calcext:value-type="string">
            <text:p>Meaning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0x00C1</text:p>
          </table:table-cell>
          <table:table-cell table:number-columns-repeated="2"/>
          <table:table-cell office:value-type="string" calcext:value-type="string">
            <text:p>fibRgFcLcb97</text:p>
          </table:table-cell>
          <table:table-cell table:number-columns-repeated="6"/>
          <table:table-cell office:value-type="float" office:value="186" calcext:value-type="float">
            <text:p>186</text:p>
          </table:table-cell>
          <table:table-cell table:number-columns-repeated="3"/>
          <table:table-cell table:formula="of:=4*93" office:value-type="float" office:value="372" calcext:value-type="float">
            <text:p>372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0x00D9</text:p>
          </table:table-cell>
          <table:table-cell table:number-columns-repeated="2"/>
          <table:table-cell office:value-type="string" calcext:value-type="string">
            <text:p>fibRgFcLcb2000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0x0101</text:p>
          </table:table-cell>
          <table:table-cell table:number-columns-repeated="2"/>
          <table:table-cell office:value-type="string" calcext:value-type="string">
            <text:p>fibRgFcLcb2002</text:p>
          </table:table-cell>
          <table:table-cell table:number-columns-repeated="5"/>
          <table:table-cell office:value-type="float" office:value="11" calcext:value-type="float">
            <text:p>11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0x010C</text:p>
          </table:table-cell>
          <table:table-cell table:number-columns-repeated="2"/>
          <table:table-cell office:value-type="string" calcext:value-type="string">
            <text:p>fibRgFcLcb2003</text:p>
          </table:table-cell>
          <table:table-cell table:number-columns-repeated="5"/>
          <table:table-cell office:value-type="float" office:value="25" calcext:value-type="float">
            <text:p>25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0x0112</text:p>
          </table:table-cell>
          <table:table-cell table:number-columns-repeated="2"/>
          <table:table-cell office:value-type="string" calcext:value-type="string">
            <text:p>fibRgFcLcb2007</text:p>
          </table:table-cell>
          <table:table-cell table:number-columns-repeated="5"/>
          <table:table-cell office:value-type="float" office:value="25" calcext:value-type="float">
            <text:p>25</text:p>
          </table:table-cell>
          <table:table-cell table:number-columns-repeated="1012"/>
        </table:table-row>
        <table:table-row table:style-name="ro1">
          <table:table-cell table:number-columns-repeated="11"/>
          <table:table-cell office:value-type="float" office:value="25" calcext:value-type="float">
            <text:p>25</text:p>
          </table:table-cell>
          <table:table-cell table:number-columns-repeated="1012"/>
        </table:table-row>
        <table:table-row table:style-name="ro1">
          <table:table-cell table:number-columns-repeated="11"/>
          <table:table-cell office:value-type="float" office:value="25" calcext:value-type="float">
            <text:p>25</text:p>
          </table:table-cell>
          <table:table-cell table:number-columns-repeated="1012"/>
        </table:table-row>
        <table:table-row table:style-name="ro1">
          <table:table-cell table:number-columns-repeated="11"/>
          <table:table-cell office:value-type="float" office:value="25" calcext:value-type="float">
            <text:p>25</text:p>
          </table:table-cell>
          <table:table-cell table:number-columns-repeated="1012"/>
        </table:table-row>
        <table:table-row table:style-name="ro1">
          <table:table-cell table:number-columns-repeated="11"/>
          <table:table-cell office:value-type="float" office:value="25" calcext:value-type="float">
            <text:p>25</text:p>
          </table:table-cell>
          <table:table-cell table:number-columns-repeated="1012"/>
        </table:table-row>
        <table:table-row table:style-name="ro1">
          <table:table-cell table:number-columns-repeated="11"/>
          <table:table-cell office:value-type="float" office:value="25" calcext:value-type="float">
            <text:p>25</text:p>
          </table:table-cell>
          <table:table-cell table:number-columns-repeated="1012"/>
        </table:table-row>
      </table:table>
      <table:table table:name="Sheet2" table:style-name="ta1">
        <table:table-column table:style-name="co13" table:default-cell-style-name="Default"/>
        <table:table-column table:style-name="co12" table:number-columns-repeated="7" table:default-cell-style-name="Default"/>
        <table:table-row table:style-name="ro1">
          <table:table-cell office:value-type="string" calcext:value-type="string">
            <text:p>FibRgFcLcb2007Dict[“</text:p>
          </table:table-cell>
          <table:table-cell office:value-type="string" calcext:value-type="string">
            <text:p>fcPlcfmthd</text:p>
          </table:table-cell>
          <table:table-cell office:value-type="string" calcext:value-type="string">
            <text:p>“] = LCB2007[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  <table:table-cell table:formula="of:=CONCATENATE([.A1];[.B1];[.C1];[.D1];[.E1])" office:value-type="string" office:string-value="FibRgFcLcb2007Dict[“fcPlcfmthd“] = LCB2007[0]" calcext:value-type="string">
            <text:p>FibRgFcLcb2007Dict[“fcPlcfmthd“] = LCB2007[0]</text:p>
          </table:table-cell>
          <table:table-cell office:value-type="string" calcext:value-type="string">
            <text:p><text:s/>#(4 bytes): This value is undefined and MUST be ignored.</text:p>
          </table:table-cell>
          <table:table-cell table:formula="of:=CONCATENATE([.F1];[.G1])" office:value-type="string" office:string-value="FibRgFcLcb2007Dict[“fcPlcfmthd“] = LCB2007[0] #(4 bytes): This value is undefined and MUST be ignored." calcext:value-type="string">
            <text:p>FibRgFcLcb2007Dict[“fcPlcfmthd“] = LCB2007[0] #(4 bytes): This value is undefined and MUST be ignored.</text:p>
          </table:table-cell>
        </table:table-row>
        <table:table-row table:style-name="ro1">
          <table:table-cell office:value-type="string" calcext:value-type="string">
            <text:p>FibRgFcLcb2007Dict[“</text:p>
          </table:table-cell>
          <table:table-cell office:value-type="string" calcext:value-type="string">
            <text:p>lcbPlcfmthd</text:p>
          </table:table-cell>
          <table:table-cell office:value-type="string" calcext:value-type="string">
            <text:p>“] = LCB2007[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]</text:p>
          </table:table-cell>
          <table:table-cell table:formula="of:=CONCATENATE([.A2];[.B2];[.C2];[.D2];[.E2])" office:value-type="string" office:string-value="FibRgFcLcb2007Dict[“lcbPlcfmthd“] = LCB2007[1]" calcext:value-type="string">
            <text:p>FibRgFcLcb2007Dict[“lcbPlcfmthd“] = LCB2007[1]</text:p>
          </table:table-cell>
          <table:table-cell office:value-type="string" calcext:value-type="string">
            <text:p><text:s/>#(4 bytes): This value MUST be zero <text:s/>and MUST be ignored.</text:p>
          </table:table-cell>
          <table:table-cell table:formula="of:=CONCATENATE([.F2];[.G2])" office:value-type="string" office:string-value="FibRgFcLcb2007Dict[“lcbPlcfmthd“] = LCB2007[1] #(4 bytes): This value MUST be zero  and MUST be ignored." calcext:value-type="string">
            <text:p>FibRgFcLcb2007Dict[“lcbPlcfmthd“] = LCB2007[1] #(4 bytes): This value MUST be zero <text:s/>and MUST be ignored.</text:p>
          </table:table-cell>
        </table:table-row>
        <table:table-row table:style-name="ro1">
          <table:table-cell office:value-type="string" calcext:value-type="string">
            <text:p>FibRgFcLcb2007Dict[“</text:p>
          </table:table-cell>
          <table:table-cell office:value-type="string" calcext:value-type="string">
            <text:p>fcSttbfBkmkMoveFrom</text:p>
          </table:table-cell>
          <table:table-cell office:value-type="string" calcext:value-type="string">
            <text:p>“] = LCB2007[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]</text:p>
          </table:table-cell>
          <table:table-cell table:formula="of:=CONCATENATE([.A3];[.B3];[.C3];[.D3];[.E3])" office:value-type="string" office:string-value="FibRgFcLcb2007Dict[“fcSttbfBkmkMoveFrom“] = LCB2007[2]" calcext:value-type="string">
            <text:p>FibRgFcLcb2007Dict[“fcSttbfBkmkMoveFrom“] = LCB2007[2]</text:p>
          </table:table-cell>
          <table:table-cell office:value-type="string" calcext:value-type="string">
            <text:p><text:s/>#(4 bytes): This value is undefined and MUST be ignored.</text:p>
          </table:table-cell>
          <table:table-cell table:formula="of:=CONCATENATE([.F3];[.G3])" office:value-type="string" office:string-value="FibRgFcLcb2007Dict[“fcSttbfBkmkMoveFrom“] = LCB2007[2] #(4 bytes): This value is undefined and MUST be ignored." calcext:value-type="string">
            <text:p>FibRgFcLcb2007Dict[“fcSttbfBkmkMoveFrom“] = LCB2007[2] #(4 bytes): This value is undefined and MUST be ignored.</text:p>
          </table:table-cell>
        </table:table-row>
        <table:table-row table:style-name="ro1">
          <table:table-cell office:value-type="string" calcext:value-type="string">
            <text:p>FibRgFcLcb2007Dict[“</text:p>
          </table:table-cell>
          <table:table-cell office:value-type="string" calcext:value-type="string">
            <text:p>lcbSttbfBkmkMoveFrom</text:p>
          </table:table-cell>
          <table:table-cell office:value-type="string" calcext:value-type="string">
            <text:p>“] = LCB2007[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]</text:p>
          </table:table-cell>
          <table:table-cell table:formula="of:=CONCATENATE([.A4];[.B4];[.C4];[.D4];[.E4])" office:value-type="string" office:string-value="FibRgFcLcb2007Dict[“lcbSttbfBkmkMoveFrom“] = LCB2007[3]" calcext:value-type="string">
            <text:p>FibRgFcLcb2007Dict[“lcbSttbfBkmkMoveFrom“] = LCB2007[3]</text:p>
          </table:table-cell>
          <table:table-cell office:value-type="string" calcext:value-type="string">
            <text:p><text:s/>#(4 bytes): This value MUST be zero <text:s/>and MUST be ignored.</text:p>
          </table:table-cell>
          <table:table-cell table:formula="of:=CONCATENATE([.F4];[.G4])" office:value-type="string" office:string-value="FibRgFcLcb2007Dict[“lcbSttbfBkmkMoveFrom“] = LCB2007[3] #(4 bytes): This value MUST be zero  and MUST be ignored." calcext:value-type="string">
            <text:p>FibRgFcLcb2007Dict[“lcbSttbfBkmkMoveFrom“] = LCB2007[3] #(4 bytes): This value MUST be zero <text:s/>and MUST be ignored.</text:p>
          </table:table-cell>
        </table:table-row>
        <table:table-row table:style-name="ro1">
          <table:table-cell office:value-type="string" calcext:value-type="string">
            <text:p>FibRgFcLcb2007Dict[“</text:p>
          </table:table-cell>
          <table:table-cell office:value-type="string" calcext:value-type="string">
            <text:p>fcPlcfBkfMoveFrom</text:p>
          </table:table-cell>
          <table:table-cell office:value-type="string" calcext:value-type="string">
            <text:p>“] = LCB2007[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]</text:p>
          </table:table-cell>
          <table:table-cell table:formula="of:=CONCATENATE([.A5];[.B5];[.C5];[.D5];[.E5])" office:value-type="string" office:string-value="FibRgFcLcb2007Dict[“fcPlcfBkfMoveFrom“] = LCB2007[4]" calcext:value-type="string">
            <text:p>FibRgFcLcb2007Dict[“fcPlcfBkfMoveFrom“] = LCB2007[4]</text:p>
          </table:table-cell>
          <table:table-cell office:value-type="string" calcext:value-type="string">
            <text:p><text:s/>#(4 bytes): This value is undefined and MUST be ignored</text:p>
          </table:table-cell>
          <table:table-cell table:formula="of:=CONCATENATE([.F5];[.G5])" office:value-type="string" office:string-value="FibRgFcLcb2007Dict[“fcPlcfBkfMoveFrom“] = LCB2007[4] #(4 bytes): This value is undefined and MUST be ignored" calcext:value-type="string">
            <text:p>FibRgFcLcb2007Dict[“fcPlcfBkfMoveFrom“] = LCB2007[4] #(4 bytes): This value is undefined and MUST be ignored</text:p>
          </table:table-cell>
        </table:table-row>
        <table:table-row table:style-name="ro1">
          <table:table-cell office:value-type="string" calcext:value-type="string">
            <text:p>FibRgFcLcb2007Dict[“</text:p>
          </table:table-cell>
          <table:table-cell office:value-type="string" calcext:value-type="string">
            <text:p>lcbPlcfBkfMoveFrom</text:p>
          </table:table-cell>
          <table:table-cell office:value-type="string" calcext:value-type="string">
            <text:p>“] = LCB2007[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]</text:p>
          </table:table-cell>
          <table:table-cell table:formula="of:=CONCATENATE([.A6];[.B6];[.C6];[.D6];[.E6])" office:value-type="string" office:string-value="FibRgFcLcb2007Dict[“lcbPlcfBkfMoveFrom“] = LCB2007[5]" calcext:value-type="string">
            <text:p>FibRgFcLcb2007Dict[“lcbPlcfBkfMoveFrom“] = LCB2007[5]</text:p>
          </table:table-cell>
          <table:table-cell office:value-type="string" calcext:value-type="string">
            <text:p><text:s/>#(4 bytes): This value MUST be zero <text:s/>and MUST be ignored.</text:p>
          </table:table-cell>
          <table:table-cell table:formula="of:=CONCATENATE([.F6];[.G6])" office:value-type="string" office:string-value="FibRgFcLcb2007Dict[“lcbPlcfBkfMoveFrom“] = LCB2007[5] #(4 bytes): This value MUST be zero  and MUST be ignored." calcext:value-type="string">
            <text:p>FibRgFcLcb2007Dict[“lcbPlcfBkfMoveFrom“] = LCB2007[5] #(4 bytes): This value MUST be zero <text:s/>and MUST be ignored.</text:p>
          </table:table-cell>
        </table:table-row>
        <table:table-row table:style-name="ro1">
          <table:table-cell office:value-type="string" calcext:value-type="string">
            <text:p>FibRgFcLcb2007Dict[“</text:p>
          </table:table-cell>
          <table:table-cell office:value-type="string" calcext:value-type="string">
            <text:p>fcPlcfBklMoveFrom</text:p>
          </table:table-cell>
          <table:table-cell office:value-type="string" calcext:value-type="string">
            <text:p>“] = LCB2007[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]</text:p>
          </table:table-cell>
          <table:table-cell table:formula="of:=CONCATENATE([.A7];[.B7];[.C7];[.D7];[.E7])" office:value-type="string" office:string-value="FibRgFcLcb2007Dict[“fcPlcfBklMoveFrom“] = LCB2007[6]" calcext:value-type="string">
            <text:p>FibRgFcLcb2007Dict[“fcPlcfBklMoveFrom“] = LCB2007[6]</text:p>
          </table:table-cell>
          <table:table-cell office:value-type="string" calcext:value-type="string">
            <text:p><text:s/>#(4 bytes): This value is undefined and MUST be ignored.</text:p>
          </table:table-cell>
          <table:table-cell table:formula="of:=CONCATENATE([.F7];[.G7])" office:value-type="string" office:string-value="FibRgFcLcb2007Dict[“fcPlcfBklMoveFrom“] = LCB2007[6] #(4 bytes): This value is undefined and MUST be ignored." calcext:value-type="string">
            <text:p>FibRgFcLcb2007Dict[“fcPlcfBklMoveFrom“] = LCB2007[6] #(4 bytes): This value is undefined and MUST be ignored.</text:p>
          </table:table-cell>
        </table:table-row>
        <table:table-row table:style-name="ro1">
          <table:table-cell office:value-type="string" calcext:value-type="string">
            <text:p>FibRgFcLcb2007Dict[“</text:p>
          </table:table-cell>
          <table:table-cell office:value-type="string" calcext:value-type="string">
            <text:p>lcbPlcfBklMoveFrom</text:p>
          </table:table-cell>
          <table:table-cell office:value-type="string" calcext:value-type="string">
            <text:p>“] = LCB2007[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]</text:p>
          </table:table-cell>
          <table:table-cell table:formula="of:=CONCATENATE([.A8];[.B8];[.C8];[.D8];[.E8])" office:value-type="string" office:string-value="FibRgFcLcb2007Dict[“lcbPlcfBklMoveFrom“] = LCB2007[7]" calcext:value-type="string">
            <text:p>FibRgFcLcb2007Dict[“lcbPlcfBklMoveFrom“] = LCB2007[7]</text:p>
          </table:table-cell>
          <table:table-cell office:value-type="string" calcext:value-type="string">
            <text:p><text:s/>#(4 bytes): This value MUST be zero <text:s/>and MUST be ignored.</text:p>
          </table:table-cell>
          <table:table-cell table:formula="of:=CONCATENATE([.F8];[.G8])" office:value-type="string" office:string-value="FibRgFcLcb2007Dict[“lcbPlcfBklMoveFrom“] = LCB2007[7] #(4 bytes): This value MUST be zero  and MUST be ignored." calcext:value-type="string">
            <text:p>FibRgFcLcb2007Dict[“lcbPlcfBklMoveFrom“] = LCB2007[7] #(4 bytes): This value MUST be zero <text:s/>and MUST be ignored.</text:p>
          </table:table-cell>
        </table:table-row>
        <table:table-row table:style-name="ro1">
          <table:table-cell office:value-type="string" calcext:value-type="string">
            <text:p>FibRgFcLcb2007Dict[“</text:p>
          </table:table-cell>
          <table:table-cell office:value-type="string" calcext:value-type="string">
            <text:p>fcSttbfBkmkMoveTo</text:p>
          </table:table-cell>
          <table:table-cell office:value-type="string" calcext:value-type="string">
            <text:p>“] = LCB2007[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]</text:p>
          </table:table-cell>
          <table:table-cell table:formula="of:=CONCATENATE([.A9];[.B9];[.C9];[.D9];[.E9])" office:value-type="string" office:string-value="FibRgFcLcb2007Dict[“fcSttbfBkmkMoveTo“] = LCB2007[8]" calcext:value-type="string">
            <text:p>FibRgFcLcb2007Dict[“fcSttbfBkmkMoveTo“] = LCB2007[8]</text:p>
          </table:table-cell>
          <table:table-cell office:value-type="string" calcext:value-type="string">
            <text:p><text:s/>#(4 bytes): This value is undefined and MUST be ignored.</text:p>
          </table:table-cell>
          <table:table-cell table:formula="of:=CONCATENATE([.F9];[.G9])" office:value-type="string" office:string-value="FibRgFcLcb2007Dict[“fcSttbfBkmkMoveTo“] = LCB2007[8] #(4 bytes): This value is undefined and MUST be ignored." calcext:value-type="string">
            <text:p>FibRgFcLcb2007Dict[“fcSttbfBkmkMoveTo“] = LCB2007[8] #(4 bytes): This value is undefined and MUST be ignored.</text:p>
          </table:table-cell>
        </table:table-row>
        <table:table-row table:style-name="ro1">
          <table:table-cell office:value-type="string" calcext:value-type="string">
            <text:p>FibRgFcLcb2007Dict[“</text:p>
          </table:table-cell>
          <table:table-cell office:value-type="string" calcext:value-type="string">
            <text:p>lcbSttbfBkmkMoveTo</text:p>
          </table:table-cell>
          <table:table-cell office:value-type="string" calcext:value-type="string">
            <text:p>“] = LCB2007[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]</text:p>
          </table:table-cell>
          <table:table-cell table:formula="of:=CONCATENATE([.A10];[.B10];[.C10];[.D10];[.E10])" office:value-type="string" office:string-value="FibRgFcLcb2007Dict[“lcbSttbfBkmkMoveTo“] = LCB2007[9]" calcext:value-type="string">
            <text:p>FibRgFcLcb2007Dict[“lcbSttbfBkmkMoveTo“] = LCB2007[9]</text:p>
          </table:table-cell>
          <table:table-cell office:value-type="string" calcext:value-type="string">
            <text:p><text:s/>#(4 bytes): This value MUST be zero <text:s/>and MUST be ignored.</text:p>
          </table:table-cell>
          <table:table-cell table:formula="of:=CONCATENATE([.F10];[.G10])" office:value-type="string" office:string-value="FibRgFcLcb2007Dict[“lcbSttbfBkmkMoveTo“] = LCB2007[9] #(4 bytes): This value MUST be zero  and MUST be ignored." calcext:value-type="string">
            <text:p>FibRgFcLcb2007Dict[“lcbSttbfBkmkMoveTo“] = LCB2007[9] #(4 bytes): This value MUST be zero <text:s/>and MUST be ignored.</text:p>
          </table:table-cell>
        </table:table-row>
        <table:table-row table:style-name="ro1">
          <table:table-cell office:value-type="string" calcext:value-type="string">
            <text:p>FibRgFcLcb2007Dict[“</text:p>
          </table:table-cell>
          <table:table-cell office:value-type="string" calcext:value-type="string">
            <text:p>fcPlcfBkfMoveTo</text:p>
          </table:table-cell>
          <table:table-cell office:value-type="string" calcext:value-type="string">
            <text:p>“] = LCB2007[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]</text:p>
          </table:table-cell>
          <table:table-cell table:formula="of:=CONCATENATE([.A11];[.B11];[.C11];[.D11];[.E11])" office:value-type="string" office:string-value="FibRgFcLcb2007Dict[“fcPlcfBkfMoveTo“] = LCB2007[10]" calcext:value-type="string">
            <text:p>FibRgFcLcb2007Dict[“fcPlcfBkfMoveTo“] = LCB2007[10]</text:p>
          </table:table-cell>
          <table:table-cell office:value-type="string" calcext:value-type="string">
            <text:p><text:s/>#(4 bytes): This value is undefined and MUST be ignored.</text:p>
          </table:table-cell>
          <table:table-cell table:formula="of:=CONCATENATE([.F11];[.G11])" office:value-type="string" office:string-value="FibRgFcLcb2007Dict[“fcPlcfBkfMoveTo“] = LCB2007[10] #(4 bytes): This value is undefined and MUST be ignored." calcext:value-type="string">
            <text:p>FibRgFcLcb2007Dict[“fcPlcfBkfMoveTo“] = LCB2007[10] #(4 bytes): This value is undefined and MUST be ignored.</text:p>
          </table:table-cell>
        </table:table-row>
        <table:table-row table:style-name="ro1">
          <table:table-cell office:value-type="string" calcext:value-type="string">
            <text:p>FibRgFcLcb2007Dict[“</text:p>
          </table:table-cell>
          <table:table-cell office:value-type="string" calcext:value-type="string">
            <text:p>lcbPlcfBkfMoveTo</text:p>
          </table:table-cell>
          <table:table-cell office:value-type="string" calcext:value-type="string">
            <text:p>“] = LCB2007[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]</text:p>
          </table:table-cell>
          <table:table-cell table:formula="of:=CONCATENATE([.A12];[.B12];[.C12];[.D12];[.E12])" office:value-type="string" office:string-value="FibRgFcLcb2007Dict[“lcbPlcfBkfMoveTo“] = LCB2007[11]" calcext:value-type="string">
            <text:p>FibRgFcLcb2007Dict[“lcbPlcfBkfMoveTo“] = LCB2007[11]</text:p>
          </table:table-cell>
          <table:table-cell office:value-type="string" calcext:value-type="string">
            <text:p><text:s/>#(4 bytes): This value MUST be zero <text:s/>and MUST be ignored.</text:p>
          </table:table-cell>
          <table:table-cell table:formula="of:=CONCATENATE([.F12];[.G12])" office:value-type="string" office:string-value="FibRgFcLcb2007Dict[“lcbPlcfBkfMoveTo“] = LCB2007[11] #(4 bytes): This value MUST be zero  and MUST be ignored." calcext:value-type="string">
            <text:p>FibRgFcLcb2007Dict[“lcbPlcfBkfMoveTo“] = LCB2007[11] #(4 bytes): This value MUST be zero <text:s/>and MUST be ignored.</text:p>
          </table:table-cell>
        </table:table-row>
        <table:table-row table:style-name="ro1">
          <table:table-cell office:value-type="string" calcext:value-type="string">
            <text:p>FibRgFcLcb2007Dict[“</text:p>
          </table:table-cell>
          <table:table-cell office:value-type="string" calcext:value-type="string">
            <text:p>fcPlcfBklMoveTo</text:p>
          </table:table-cell>
          <table:table-cell office:value-type="string" calcext:value-type="string">
            <text:p>“] = LCB2007[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]</text:p>
          </table:table-cell>
          <table:table-cell table:formula="of:=CONCATENATE([.A13];[.B13];[.C13];[.D13];[.E13])" office:value-type="string" office:string-value="FibRgFcLcb2007Dict[“fcPlcfBklMoveTo“] = LCB2007[12]" calcext:value-type="string">
            <text:p>FibRgFcLcb2007Dict[“fcPlcfBklMoveTo“] = LCB2007[12]</text:p>
          </table:table-cell>
          <table:table-cell office:value-type="string" calcext:value-type="string">
            <text:p><text:s/>#(4 bytes): This value is undefined and MUST be ignored.</text:p>
          </table:table-cell>
          <table:table-cell table:formula="of:=CONCATENATE([.F13];[.G13])" office:value-type="string" office:string-value="FibRgFcLcb2007Dict[“fcPlcfBklMoveTo“] = LCB2007[12] #(4 bytes): This value is undefined and MUST be ignored." calcext:value-type="string">
            <text:p>FibRgFcLcb2007Dict[“fcPlcfBklMoveTo“] = LCB2007[12] #(4 bytes): This value is undefined and MUST be ignored.</text:p>
          </table:table-cell>
        </table:table-row>
        <table:table-row table:style-name="ro1">
          <table:table-cell office:value-type="string" calcext:value-type="string">
            <text:p>FibRgFcLcb2007Dict[“</text:p>
          </table:table-cell>
          <table:table-cell office:value-type="string" calcext:value-type="string">
            <text:p>lcbPlcfBklMoveTo</text:p>
          </table:table-cell>
          <table:table-cell office:value-type="string" calcext:value-type="string">
            <text:p>“] = LCB2007[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]</text:p>
          </table:table-cell>
          <table:table-cell table:formula="of:=CONCATENATE([.A14];[.B14];[.C14];[.D14];[.E14])" office:value-type="string" office:string-value="FibRgFcLcb2007Dict[“lcbPlcfBklMoveTo“] = LCB2007[13]" calcext:value-type="string">
            <text:p>FibRgFcLcb2007Dict[“lcbPlcfBklMoveTo“] = LCB2007[13]</text:p>
          </table:table-cell>
          <table:table-cell office:value-type="string" calcext:value-type="string">
            <text:p><text:s/>#(4 bytes): This value MUST be zero <text:s/>and MUST be ignored.</text:p>
          </table:table-cell>
          <table:table-cell table:formula="of:=CONCATENATE([.F14];[.G14])" office:value-type="string" office:string-value="FibRgFcLcb2007Dict[“lcbPlcfBklMoveTo“] = LCB2007[13] #(4 bytes): This value MUST be zero  and MUST be ignored." calcext:value-type="string">
            <text:p>FibRgFcLcb2007Dict[“lcbPlcfBklMoveTo“] = LCB2007[13] #(4 bytes): This value MUST be zero <text:s/>and MUST be ignored.</text:p>
          </table:table-cell>
        </table:table-row>
        <table:table-row table:style-name="ro1">
          <table:table-cell office:value-type="string" calcext:value-type="string">
            <text:p>FibRgFcLcb2007Dict[“</text:p>
          </table:table-cell>
          <table:table-cell office:value-type="string" calcext:value-type="string">
            <text:p>fcUnused1</text:p>
          </table:table-cell>
          <table:table-cell office:value-type="string" calcext:value-type="string">
            <text:p>“] = LCB2007[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]</text:p>
          </table:table-cell>
          <table:table-cell table:formula="of:=CONCATENATE([.A15];[.B15];[.C15];[.D15];[.E15])" office:value-type="string" office:string-value="FibRgFcLcb2007Dict[“fcUnused1“] = LCB2007[14]" calcext:value-type="string">
            <text:p>FibRgFcLcb2007Dict[“fcUnused1“] = LCB2007[14]</text:p>
          </table:table-cell>
          <table:table-cell office:value-type="string" calcext:value-type="string">
            <text:p><text:s/>#(4 bytes): This value is undefined and MUST be ignored.</text:p>
          </table:table-cell>
          <table:table-cell table:formula="of:=CONCATENATE([.F15];[.G15])" office:value-type="string" office:string-value="FibRgFcLcb2007Dict[“fcUnused1“] = LCB2007[14] #(4 bytes): This value is undefined and MUST be ignored." calcext:value-type="string">
            <text:p>FibRgFcLcb2007Dict[“fcUnused1“] = LCB2007[14] #(4 bytes): This value is undefined and MUST be ignored.</text:p>
          </table:table-cell>
        </table:table-row>
        <table:table-row table:style-name="ro1">
          <table:table-cell office:value-type="string" calcext:value-type="string">
            <text:p>FibRgFcLcb2007Dict[“</text:p>
          </table:table-cell>
          <table:table-cell office:value-type="string" calcext:value-type="string">
            <text:p>lcbUnused1</text:p>
          </table:table-cell>
          <table:table-cell office:value-type="string" calcext:value-type="string">
            <text:p>“] = LCB2007[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]</text:p>
          </table:table-cell>
          <table:table-cell table:formula="of:=CONCATENATE([.A16];[.B16];[.C16];[.D16];[.E16])" office:value-type="string" office:string-value="FibRgFcLcb2007Dict[“lcbUnused1“] = LCB2007[15]" calcext:value-type="string">
            <text:p>FibRgFcLcb2007Dict[“lcbUnused1“] = LCB2007[15]</text:p>
          </table:table-cell>
          <table:table-cell office:value-type="string" calcext:value-type="string">
            <text:p><text:s/>#(4 bytes): This value MUST be zero <text:s/>and MUST be ignored.</text:p>
          </table:table-cell>
          <table:table-cell table:formula="of:=CONCATENATE([.F16];[.G16])" office:value-type="string" office:string-value="FibRgFcLcb2007Dict[“lcbUnused1“] = LCB2007[15] #(4 bytes): This value MUST be zero  and MUST be ignored." calcext:value-type="string">
            <text:p>FibRgFcLcb2007Dict[“lcbUnused1“] = LCB2007[15] #(4 bytes): This value MUST be zero <text:s/>and MUST be ignored.</text:p>
          </table:table-cell>
        </table:table-row>
        <table:table-row table:style-name="ro1">
          <table:table-cell office:value-type="string" calcext:value-type="string">
            <text:p>FibRgFcLcb2007Dict[“</text:p>
          </table:table-cell>
          <table:table-cell office:value-type="string" calcext:value-type="string">
            <text:p>fcUnused2</text:p>
          </table:table-cell>
          <table:table-cell office:value-type="string" calcext:value-type="string">
            <text:p>“] = LCB2007[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]</text:p>
          </table:table-cell>
          <table:table-cell table:formula="of:=CONCATENATE([.A17];[.B17];[.C17];[.D17];[.E17])" office:value-type="string" office:string-value="FibRgFcLcb2007Dict[“fcUnused2“] = LCB2007[16]" calcext:value-type="string">
            <text:p>FibRgFcLcb2007Dict[“fcUnused2“] = LCB2007[16]</text:p>
          </table:table-cell>
          <table:table-cell office:value-type="string" calcext:value-type="string">
            <text:p><text:s/>#(4 bytes): This value is undefined and MUST be ignored.</text:p>
          </table:table-cell>
          <table:table-cell table:formula="of:=CONCATENATE([.F17];[.G17])" office:value-type="string" office:string-value="FibRgFcLcb2007Dict[“fcUnused2“] = LCB2007[16] #(4 bytes): This value is undefined and MUST be ignored." calcext:value-type="string">
            <text:p>FibRgFcLcb2007Dict[“fcUnused2“] = LCB2007[16] #(4 bytes): This value is undefined and MUST be ignored.</text:p>
          </table:table-cell>
        </table:table-row>
        <table:table-row table:style-name="ro1">
          <table:table-cell office:value-type="string" calcext:value-type="string">
            <text:p>FibRgFcLcb2007Dict[“</text:p>
          </table:table-cell>
          <table:table-cell office:value-type="string" calcext:value-type="string">
            <text:p>lcbUnused2</text:p>
          </table:table-cell>
          <table:table-cell office:value-type="string" calcext:value-type="string">
            <text:p>“] = LCB2007[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]</text:p>
          </table:table-cell>
          <table:table-cell table:formula="of:=CONCATENATE([.A18];[.B18];[.C18];[.D18];[.E18])" office:value-type="string" office:string-value="FibRgFcLcb2007Dict[“lcbUnused2“] = LCB2007[17]" calcext:value-type="string">
            <text:p>FibRgFcLcb2007Dict[“lcbUnused2“] = LCB2007[17]</text:p>
          </table:table-cell>
          <table:table-cell office:value-type="string" calcext:value-type="string">
            <text:p><text:s/>#(4 bytes): This value MUST be zero <text:s/>and MUST be ignored.</text:p>
          </table:table-cell>
          <table:table-cell table:formula="of:=CONCATENATE([.F18];[.G18])" office:value-type="string" office:string-value="FibRgFcLcb2007Dict[“lcbUnused2“] = LCB2007[17] #(4 bytes): This value MUST be zero  and MUST be ignored." calcext:value-type="string">
            <text:p>FibRgFcLcb2007Dict[“lcbUnused2“] = LCB2007[17] #(4 bytes): This value MUST be zero <text:s/>and MUST be ignored.</text:p>
          </table:table-cell>
        </table:table-row>
        <table:table-row table:style-name="ro1">
          <table:table-cell office:value-type="string" calcext:value-type="string">
            <text:p>FibRgFcLcb2007Dict[“</text:p>
          </table:table-cell>
          <table:table-cell office:value-type="string" calcext:value-type="string">
            <text:p>fcUnused3</text:p>
          </table:table-cell>
          <table:table-cell office:value-type="string" calcext:value-type="string">
            <text:p>“] = LCB2007[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]</text:p>
          </table:table-cell>
          <table:table-cell table:formula="of:=CONCATENATE([.A19];[.B19];[.C19];[.D19];[.E19])" office:value-type="string" office:string-value="FibRgFcLcb2007Dict[“fcUnused3“] = LCB2007[18]" calcext:value-type="string">
            <text:p>FibRgFcLcb2007Dict[“fcUnused3“] = LCB2007[18]</text:p>
          </table:table-cell>
          <table:table-cell office:value-type="string" calcext:value-type="string">
            <text:p><text:s/>#(4 bytes): This value is undefined and MUST be ignored.</text:p>
          </table:table-cell>
          <table:table-cell table:formula="of:=CONCATENATE([.F19];[.G19])" office:value-type="string" office:string-value="FibRgFcLcb2007Dict[“fcUnused3“] = LCB2007[18] #(4 bytes): This value is undefined and MUST be ignored." calcext:value-type="string">
            <text:p>FibRgFcLcb2007Dict[“fcUnused3“] = LCB2007[18] #(4 bytes): This value is undefined and MUST be ignored.</text:p>
          </table:table-cell>
        </table:table-row>
        <table:table-row table:style-name="ro1">
          <table:table-cell office:value-type="string" calcext:value-type="string">
            <text:p>FibRgFcLcb2007Dict[“</text:p>
          </table:table-cell>
          <table:table-cell office:value-type="string" calcext:value-type="string">
            <text:p>lcbUnused3</text:p>
          </table:table-cell>
          <table:table-cell office:value-type="string" calcext:value-type="string">
            <text:p>“] = LCB2007[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]</text:p>
          </table:table-cell>
          <table:table-cell table:formula="of:=CONCATENATE([.A20];[.B20];[.C20];[.D20];[.E20])" office:value-type="string" office:string-value="FibRgFcLcb2007Dict[“lcbUnused3“] = LCB2007[19]" calcext:value-type="string">
            <text:p>FibRgFcLcb2007Dict[“lcbUnused3“] = LCB2007[19]</text:p>
          </table:table-cell>
          <table:table-cell office:value-type="string" calcext:value-type="string">
            <text:p><text:s/>#(4 bytes): This value MUST be zero <text:s/>and MUST be ignored.</text:p>
          </table:table-cell>
          <table:table-cell table:formula="of:=CONCATENATE([.F20];[.G20])" office:value-type="string" office:string-value="FibRgFcLcb2007Dict[“lcbUnused3“] = LCB2007[19] #(4 bytes): This value MUST be zero  and MUST be ignored." calcext:value-type="string">
            <text:p>FibRgFcLcb2007Dict[“lcbUnused3“] = LCB2007[19] #(4 bytes): This value MUST be zero <text:s/>and MUST be ignored.</text:p>
          </table:table-cell>
        </table:table-row>
        <table:table-row table:style-name="ro1">
          <table:table-cell office:value-type="string" calcext:value-type="string">
            <text:p>FibRgFcLcb2007Dict[“</text:p>
          </table:table-cell>
          <table:table-cell office:value-type="string" calcext:value-type="string">
            <text:p>fcSttbfBkmkArto</text:p>
          </table:table-cell>
          <table:table-cell office:value-type="string" calcext:value-type="string">
            <text:p>“] = LCB2007[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]</text:p>
          </table:table-cell>
          <table:table-cell table:formula="of:=CONCATENATE([.A21];[.B21];[.C21];[.D21];[.E21])" office:value-type="string" office:string-value="FibRgFcLcb2007Dict[“fcSttbfBkmkArto“] = LCB2007[20]" calcext:value-type="string">
            <text:p>FibRgFcLcb2007Dict[“fcSttbfBkmkArto“] = LCB2007[20]</text:p>
          </table:table-cell>
          <table:table-cell office:value-type="string" calcext:value-type="string">
            <text:p><text:s/>#(4 bytes): This value is undefined and MUST be ignored.</text:p>
          </table:table-cell>
          <table:table-cell table:formula="of:=CONCATENATE([.F21];[.G21])" office:value-type="string" office:string-value="FibRgFcLcb2007Dict[“fcSttbfBkmkArto“] = LCB2007[20] #(4 bytes): This value is undefined and MUST be ignored." calcext:value-type="string">
            <text:p>FibRgFcLcb2007Dict[“fcSttbfBkmkArto“] = LCB2007[20] #(4 bytes): This value is undefined and MUST be ignored.</text:p>
          </table:table-cell>
        </table:table-row>
        <table:table-row table:style-name="ro1">
          <table:table-cell office:value-type="string" calcext:value-type="string">
            <text:p>FibRgFcLcb2007Dict[“</text:p>
          </table:table-cell>
          <table:table-cell office:value-type="string" calcext:value-type="string">
            <text:p>lcbSttbfBkmkArto</text:p>
          </table:table-cell>
          <table:table-cell office:value-type="string" calcext:value-type="string">
            <text:p>“] = LCB2007[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]</text:p>
          </table:table-cell>
          <table:table-cell table:formula="of:=CONCATENATE([.A22];[.B22];[.C22];[.D22];[.E22])" office:value-type="string" office:string-value="FibRgFcLcb2007Dict[“lcbSttbfBkmkArto“] = LCB2007[21]" calcext:value-type="string">
            <text:p>FibRgFcLcb2007Dict[“lcbSttbfBkmkArto“] = LCB2007[21]</text:p>
          </table:table-cell>
          <table:table-cell office:value-type="string" calcext:value-type="string">
            <text:p><text:s/>#(4 bytes): This value MUST be zero <text:s/>and MUST be ignored.</text:p>
          </table:table-cell>
          <table:table-cell table:formula="of:=CONCATENATE([.F22];[.G22])" office:value-type="string" office:string-value="FibRgFcLcb2007Dict[“lcbSttbfBkmkArto“] = LCB2007[21] #(4 bytes): This value MUST be zero  and MUST be ignored." calcext:value-type="string">
            <text:p>FibRgFcLcb2007Dict[“lcbSttbfBkmkArto“] = LCB2007[21] #(4 bytes): This value MUST be zero <text:s/>and MUST be ignored.</text:p>
          </table:table-cell>
        </table:table-row>
        <table:table-row table:style-name="ro1">
          <table:table-cell office:value-type="string" calcext:value-type="string">
            <text:p>FibRgFcLcb2007Dict[“</text:p>
          </table:table-cell>
          <table:table-cell office:value-type="string" calcext:value-type="string">
            <text:p>fcPlcfBkfArto</text:p>
          </table:table-cell>
          <table:table-cell office:value-type="string" calcext:value-type="string">
            <text:p>“] = LCB2007[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]</text:p>
          </table:table-cell>
          <table:table-cell table:formula="of:=CONCATENATE([.A23];[.B23];[.C23];[.D23];[.E23])" office:value-type="string" office:string-value="FibRgFcLcb2007Dict[“fcPlcfBkfArto“] = LCB2007[22]" calcext:value-type="string">
            <text:p>FibRgFcLcb2007Dict[“fcPlcfBkfArto“] = LCB2007[22]</text:p>
          </table:table-cell>
          <table:table-cell office:value-type="string" calcext:value-type="string">
            <text:p><text:s/>#(4 bytes): This value is undefined and MUST be ignored.</text:p>
          </table:table-cell>
          <table:table-cell table:formula="of:=CONCATENATE([.F23];[.G23])" office:value-type="string" office:string-value="FibRgFcLcb2007Dict[“fcPlcfBkfArto“] = LCB2007[22] #(4 bytes): This value is undefined and MUST be ignored." calcext:value-type="string">
            <text:p>FibRgFcLcb2007Dict[“fcPlcfBkfArto“] = LCB2007[22] #(4 bytes): This value is undefined and MUST be ignored.</text:p>
          </table:table-cell>
        </table:table-row>
        <table:table-row table:style-name="ro1">
          <table:table-cell office:value-type="string" calcext:value-type="string">
            <text:p>FibRgFcLcb2007Dict[“</text:p>
          </table:table-cell>
          <table:table-cell office:value-type="string" calcext:value-type="string">
            <text:p>lcbPlcfBkfArto</text:p>
          </table:table-cell>
          <table:table-cell office:value-type="string" calcext:value-type="string">
            <text:p>“] = LCB2007[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]</text:p>
          </table:table-cell>
          <table:table-cell table:formula="of:=CONCATENATE([.A24];[.B24];[.C24];[.D24];[.E24])" office:value-type="string" office:string-value="FibRgFcLcb2007Dict[“lcbPlcfBkfArto“] = LCB2007[23]" calcext:value-type="string">
            <text:p>FibRgFcLcb2007Dict[“lcbPlcfBkfArto“] = LCB2007[23]</text:p>
          </table:table-cell>
          <table:table-cell office:value-type="string" calcext:value-type="string">
            <text:p><text:s/>#(4 bytes): This value MUST be zero <text:s/>and MUST be ignored</text:p>
          </table:table-cell>
          <table:table-cell table:formula="of:=CONCATENATE([.F24];[.G24])" office:value-type="string" office:string-value="FibRgFcLcb2007Dict[“lcbPlcfBkfArto“] = LCB2007[23] #(4 bytes): This value MUST be zero  and MUST be ignored" calcext:value-type="string">
            <text:p>FibRgFcLcb2007Dict[“lcbPlcfBkfArto“] = LCB2007[23] #(4 bytes): This value MUST be zero <text:s/>and MUST be ignored</text:p>
          </table:table-cell>
        </table:table-row>
        <table:table-row table:style-name="ro1">
          <table:table-cell office:value-type="string" calcext:value-type="string">
            <text:p>FibRgFcLcb2007Dict[“</text:p>
          </table:table-cell>
          <table:table-cell office:value-type="string" calcext:value-type="string">
            <text:p>fcPlcfBklArto</text:p>
          </table:table-cell>
          <table:table-cell office:value-type="string" calcext:value-type="string">
            <text:p>“] = LCB2007[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]</text:p>
          </table:table-cell>
          <table:table-cell table:formula="of:=CONCATENATE([.A25];[.B25];[.C25];[.D25];[.E25])" office:value-type="string" office:string-value="FibRgFcLcb2007Dict[“fcPlcfBklArto“] = LCB2007[24]" calcext:value-type="string">
            <text:p>FibRgFcLcb2007Dict[“fcPlcfBklArto“] = LCB2007[24]</text:p>
          </table:table-cell>
          <table:table-cell office:value-type="string" calcext:value-type="string">
            <text:p><text:s/>#(4 bytes): Undefined and MUST be ignored.</text:p>
          </table:table-cell>
          <table:table-cell table:formula="of:=CONCATENATE([.F25];[.G25])" office:value-type="string" office:string-value="FibRgFcLcb2007Dict[“fcPlcfBklArto“] = LCB2007[24] #(4 bytes): Undefined and MUST be ignored." calcext:value-type="string">
            <text:p>FibRgFcLcb2007Dict[“fcPlcfBklArto“] = LCB2007[24] #(4 bytes): Undefined and MUST be ignored.</text:p>
          </table:table-cell>
        </table:table-row>
        <table:table-row table:style-name="ro1">
          <table:table-cell office:value-type="string" calcext:value-type="string">
            <text:p>FibRgFcLcb2007Dict[“</text:p>
          </table:table-cell>
          <table:table-cell office:value-type="string" calcext:value-type="string">
            <text:p>lcbPlcfBklArto</text:p>
          </table:table-cell>
          <table:table-cell office:value-type="string" calcext:value-type="string">
            <text:p>“] = LCB2007[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]</text:p>
          </table:table-cell>
          <table:table-cell table:formula="of:=CONCATENATE([.A26];[.B26];[.C26];[.D26];[.E26])" office:value-type="string" office:string-value="FibRgFcLcb2007Dict[“lcbPlcfBklArto“] = LCB2007[25]" calcext:value-type="string">
            <text:p>FibRgFcLcb2007Dict[“lcbPlcfBklArto“] = LCB2007[25]</text:p>
          </table:table-cell>
          <table:table-cell office:value-type="string" calcext:value-type="string">
            <text:p><text:s/>#(4 bytes): MUST be zero <text:s/>and MUST be ignored.</text:p>
          </table:table-cell>
          <table:table-cell table:formula="of:=CONCATENATE([.F26];[.G26])" office:value-type="string" office:string-value="FibRgFcLcb2007Dict[“lcbPlcfBklArto“] = LCB2007[25] #(4 bytes): MUST be zero  and MUST be ignored." calcext:value-type="string">
            <text:p>FibRgFcLcb2007Dict[“lcbPlcfBklArto“] = LCB2007[25] #(4 bytes): MUST be zero <text:s/>and MUST be ignored.</text:p>
          </table:table-cell>
        </table:table-row>
        <table:table-row table:style-name="ro1">
          <table:table-cell office:value-type="string" calcext:value-type="string">
            <text:p>FibRgFcLcb2007Dict[“</text:p>
          </table:table-cell>
          <table:table-cell office:value-type="string" calcext:value-type="string">
            <text:p>fcArtoData</text:p>
          </table:table-cell>
          <table:table-cell office:value-type="string" calcext:value-type="string">
            <text:p>“] = LCB2007[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]</text:p>
          </table:table-cell>
          <table:table-cell table:formula="of:=CONCATENATE([.A27];[.B27];[.C27];[.D27];[.E27])" office:value-type="string" office:string-value="FibRgFcLcb2007Dict[“fcArtoData“] = LCB2007[26]" calcext:value-type="string">
            <text:p>FibRgFcLcb2007Dict[“fcArtoData“] = LCB2007[26]</text:p>
          </table:table-cell>
          <table:table-cell office:value-type="string" calcext:value-type="string">
            <text:p><text:s/>#(4 bytes): This value is undefined and MUST be ignored.</text:p>
          </table:table-cell>
          <table:table-cell table:formula="of:=CONCATENATE([.F27];[.G27])" office:value-type="string" office:string-value="FibRgFcLcb2007Dict[“fcArtoData“] = LCB2007[26] #(4 bytes): This value is undefined and MUST be ignored." calcext:value-type="string">
            <text:p>FibRgFcLcb2007Dict[“fcArtoData“] = LCB2007[26] #(4 bytes): This value is undefined and MUST be ignored.</text:p>
          </table:table-cell>
        </table:table-row>
        <table:table-row table:style-name="ro1">
          <table:table-cell office:value-type="string" calcext:value-type="string">
            <text:p>FibRgFcLcb2007Dict[“</text:p>
          </table:table-cell>
          <table:table-cell office:value-type="string" calcext:value-type="string">
            <text:p>lcbArtoData</text:p>
          </table:table-cell>
          <table:table-cell office:value-type="string" calcext:value-type="string">
            <text:p>“] = LCB2007[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]</text:p>
          </table:table-cell>
          <table:table-cell table:formula="of:=CONCATENATE([.A28];[.B28];[.C28];[.D28];[.E28])" office:value-type="string" office:string-value="FibRgFcLcb2007Dict[“lcbArtoData“] = LCB2007[27]" calcext:value-type="string">
            <text:p>FibRgFcLcb2007Dict[“lcbArtoData“] = LCB2007[27]</text:p>
          </table:table-cell>
          <table:table-cell office:value-type="string" calcext:value-type="string">
            <text:p><text:s/>#(4 bytes): This value MUST be zero <text:s/>and MUST be ignored.</text:p>
          </table:table-cell>
          <table:table-cell table:formula="of:=CONCATENATE([.F28];[.G28])" office:value-type="string" office:string-value="FibRgFcLcb2007Dict[“lcbArtoData“] = LCB2007[27] #(4 bytes): This value MUST be zero  and MUST be ignored." calcext:value-type="string">
            <text:p>FibRgFcLcb2007Dict[“lcbArtoData“] = LCB2007[27] #(4 bytes): This value MUST be zero <text:s/>and MUST be ignored.</text:p>
          </table:table-cell>
        </table:table-row>
        <table:table-row table:style-name="ro1">
          <table:table-cell office:value-type="string" calcext:value-type="string">
            <text:p>FibRgFcLcb2007Dict[“</text:p>
          </table:table-cell>
          <table:table-cell office:value-type="string" calcext:value-type="string">
            <text:p>fcUnused4</text:p>
          </table:table-cell>
          <table:table-cell office:value-type="string" calcext:value-type="string">
            <text:p>“] = LCB2007[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]</text:p>
          </table:table-cell>
          <table:table-cell table:formula="of:=CONCATENATE([.A29];[.B29];[.C29];[.D29];[.E29])" office:value-type="string" office:string-value="FibRgFcLcb2007Dict[“fcUnused4“] = LCB2007[28]" calcext:value-type="string">
            <text:p>FibRgFcLcb2007Dict[“fcUnused4“] = LCB2007[28]</text:p>
          </table:table-cell>
          <table:table-cell office:value-type="string" calcext:value-type="string">
            <text:p><text:s/>#(4 bytes): This value is undefined and MUST be ignored.</text:p>
          </table:table-cell>
          <table:table-cell table:formula="of:=CONCATENATE([.F29];[.G29])" office:value-type="string" office:string-value="FibRgFcLcb2007Dict[“fcUnused4“] = LCB2007[28] #(4 bytes): This value is undefined and MUST be ignored." calcext:value-type="string">
            <text:p>FibRgFcLcb2007Dict[“fcUnused4“] = LCB2007[28] #(4 bytes): This value is undefined and MUST be ignored.</text:p>
          </table:table-cell>
        </table:table-row>
        <table:table-row table:style-name="ro1">
          <table:table-cell office:value-type="string" calcext:value-type="string">
            <text:p>FibRgFcLcb2007Dict[“</text:p>
          </table:table-cell>
          <table:table-cell office:value-type="string" calcext:value-type="string">
            <text:p>lcbUnused4</text:p>
          </table:table-cell>
          <table:table-cell office:value-type="string" calcext:value-type="string">
            <text:p>“] = LCB2007[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]</text:p>
          </table:table-cell>
          <table:table-cell table:formula="of:=CONCATENATE([.A30];[.B30];[.C30];[.D30];[.E30])" office:value-type="string" office:string-value="FibRgFcLcb2007Dict[“lcbUnused4“] = LCB2007[29]" calcext:value-type="string">
            <text:p>FibRgFcLcb2007Dict[“lcbUnused4“] = LCB2007[29]</text:p>
          </table:table-cell>
          <table:table-cell office:value-type="string" calcext:value-type="string">
            <text:p><text:s/>#(4 bytes): This value MUST be zero <text:s/>and MUST be ignored.</text:p>
          </table:table-cell>
          <table:table-cell table:formula="of:=CONCATENATE([.F30];[.G30])" office:value-type="string" office:string-value="FibRgFcLcb2007Dict[“lcbUnused4“] = LCB2007[29] #(4 bytes): This value MUST be zero  and MUST be ignored." calcext:value-type="string">
            <text:p>FibRgFcLcb2007Dict[“lcbUnused4“] = LCB2007[29] #(4 bytes): This value MUST be zero <text:s/>and MUST be ignored.</text:p>
          </table:table-cell>
        </table:table-row>
        <table:table-row table:style-name="ro1">
          <table:table-cell office:value-type="string" calcext:value-type="string">
            <text:p>FibRgFcLcb2007Dict[“</text:p>
          </table:table-cell>
          <table:table-cell office:value-type="string" calcext:value-type="string">
            <text:p>fcUnused5</text:p>
          </table:table-cell>
          <table:table-cell office:value-type="string" calcext:value-type="string">
            <text:p>“] = LCB2007[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]</text:p>
          </table:table-cell>
          <table:table-cell table:formula="of:=CONCATENATE([.A31];[.B31];[.C31];[.D31];[.E31])" office:value-type="string" office:string-value="FibRgFcLcb2007Dict[“fcUnused5“] = LCB2007[30]" calcext:value-type="string">
            <text:p>FibRgFcLcb2007Dict[“fcUnused5“] = LCB2007[30]</text:p>
          </table:table-cell>
          <table:table-cell office:value-type="string" calcext:value-type="string">
            <text:p><text:s/>#(4 bytes): This value is undefined and MUST be ignored.</text:p>
          </table:table-cell>
          <table:table-cell table:formula="of:=CONCATENATE([.F31];[.G31])" office:value-type="string" office:string-value="FibRgFcLcb2007Dict[“fcUnused5“] = LCB2007[30] #(4 bytes): This value is undefined and MUST be ignored." calcext:value-type="string">
            <text:p>FibRgFcLcb2007Dict[“fcUnused5“] = LCB2007[30] #(4 bytes): This value is undefined and MUST be ignored.</text:p>
          </table:table-cell>
        </table:table-row>
        <table:table-row table:style-name="ro1">
          <table:table-cell office:value-type="string" calcext:value-type="string">
            <text:p>FibRgFcLcb2007Dict[“</text:p>
          </table:table-cell>
          <table:table-cell office:value-type="string" calcext:value-type="string">
            <text:p>lcbUnused5</text:p>
          </table:table-cell>
          <table:table-cell office:value-type="string" calcext:value-type="string">
            <text:p>“] = LCB2007[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]</text:p>
          </table:table-cell>
          <table:table-cell table:formula="of:=CONCATENATE([.A32];[.B32];[.C32];[.D32];[.E32])" office:value-type="string" office:string-value="FibRgFcLcb2007Dict[“lcbUnused5“] = LCB2007[31]" calcext:value-type="string">
            <text:p>FibRgFcLcb2007Dict[“lcbUnused5“] = LCB2007[31]</text:p>
          </table:table-cell>
          <table:table-cell office:value-type="string" calcext:value-type="string">
            <text:p><text:s/>#(4 bytes): This value MUST be zero <text:s/>and MUST be ignored.</text:p>
          </table:table-cell>
          <table:table-cell table:formula="of:=CONCATENATE([.F32];[.G32])" office:value-type="string" office:string-value="FibRgFcLcb2007Dict[“lcbUnused5“] = LCB2007[31] #(4 bytes): This value MUST be zero  and MUST be ignored." calcext:value-type="string">
            <text:p>FibRgFcLcb2007Dict[“lcbUnused5“] = LCB2007[31] #(4 bytes): This value MUST be zero <text:s/>and MUST be ignored.</text:p>
          </table:table-cell>
        </table:table-row>
        <table:table-row table:style-name="ro1">
          <table:table-cell office:value-type="string" calcext:value-type="string">
            <text:p>FibRgFcLcb2007Dict[“</text:p>
          </table:table-cell>
          <table:table-cell office:value-type="string" calcext:value-type="string">
            <text:p>fcUnused6</text:p>
          </table:table-cell>
          <table:table-cell office:value-type="string" calcext:value-type="string">
            <text:p>“] = LCB2007[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]</text:p>
          </table:table-cell>
          <table:table-cell table:formula="of:=CONCATENATE([.A33];[.B33];[.C33];[.D33];[.E33])" office:value-type="string" office:string-value="FibRgFcLcb2007Dict[“fcUnused6“] = LCB2007[32]" calcext:value-type="string">
            <text:p>FibRgFcLcb2007Dict[“fcUnused6“] = LCB2007[32]</text:p>
          </table:table-cell>
          <table:table-cell office:value-type="string" calcext:value-type="string">
            <text:p><text:s/>#(4 bytes): This value is undefined and MUST be ignored.</text:p>
          </table:table-cell>
          <table:table-cell table:formula="of:=CONCATENATE([.F33];[.G33])" office:value-type="string" office:string-value="FibRgFcLcb2007Dict[“fcUnused6“] = LCB2007[32] #(4 bytes): This value is undefined and MUST be ignored." calcext:value-type="string">
            <text:p>FibRgFcLcb2007Dict[“fcUnused6“] = LCB2007[32] #(4 bytes): This value is undefined and MUST be ignored.</text:p>
          </table:table-cell>
        </table:table-row>
        <table:table-row table:style-name="ro1">
          <table:table-cell office:value-type="string" calcext:value-type="string">
            <text:p>FibRgFcLcb2007Dict[“</text:p>
          </table:table-cell>
          <table:table-cell office:value-type="string" calcext:value-type="string">
            <text:p>lcbUnused6</text:p>
          </table:table-cell>
          <table:table-cell office:value-type="string" calcext:value-type="string">
            <text:p>“] = LCB2007[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]</text:p>
          </table:table-cell>
          <table:table-cell table:formula="of:=CONCATENATE([.A34];[.B34];[.C34];[.D34];[.E34])" office:value-type="string" office:string-value="FibRgFcLcb2007Dict[“lcbUnused6“] = LCB2007[33]" calcext:value-type="string">
            <text:p>FibRgFcLcb2007Dict[“lcbUnused6“] = LCB2007[33]</text:p>
          </table:table-cell>
          <table:table-cell office:value-type="string" calcext:value-type="string">
            <text:p><text:s/>#(4 bytes): This value MUST be zero <text:s/>and MUST be ignored.</text:p>
          </table:table-cell>
          <table:table-cell table:formula="of:=CONCATENATE([.F34];[.G34])" office:value-type="string" office:string-value="FibRgFcLcb2007Dict[“lcbUnused6“] = LCB2007[33] #(4 bytes): This value MUST be zero  and MUST be ignored." calcext:value-type="string">
            <text:p>FibRgFcLcb2007Dict[“lcbUnused6“] = LCB2007[33] #(4 bytes): This value MUST be zero <text:s/>and MUST be ignored.</text:p>
          </table:table-cell>
        </table:table-row>
        <table:table-row table:style-name="ro1">
          <table:table-cell office:value-type="string" calcext:value-type="string">
            <text:p>FibRgFcLcb2007Dict[“</text:p>
          </table:table-cell>
          <table:table-cell office:value-type="string" calcext:value-type="string">
            <text:p>fcOssTheme</text:p>
          </table:table-cell>
          <table:table-cell office:value-type="string" calcext:value-type="string">
            <text:p>“] = LCB2007[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]</text:p>
          </table:table-cell>
          <table:table-cell table:formula="of:=CONCATENATE([.A35];[.B35];[.C35];[.D35];[.E35])" office:value-type="string" office:string-value="FibRgFcLcb2007Dict[“fcOssTheme“] = LCB2007[34]" calcext:value-type="string">
            <text:p>FibRgFcLcb2007Dict[“fcOssTheme“] = LCB2007[34]</text:p>
          </table:table-cell>
          <table:table-cell office:value-type="string" calcext:value-type="string">
            <text:p><text:s/>#(4 bytes): This value is undefined and MUST be ignored.</text:p>
          </table:table-cell>
          <table:table-cell table:formula="of:=CONCATENATE([.F35];[.G35])" office:value-type="string" office:string-value="FibRgFcLcb2007Dict[“fcOssTheme“] = LCB2007[34] #(4 bytes): This value is undefined and MUST be ignored." calcext:value-type="string">
            <text:p>FibRgFcLcb2007Dict[“fcOssTheme“] = LCB2007[34] #(4 bytes): This value is undefined and MUST be ignored.</text:p>
          </table:table-cell>
        </table:table-row>
        <table:table-row table:style-name="ro1">
          <table:table-cell office:value-type="string" calcext:value-type="string">
            <text:p>FibRgFcLcb2007Dict[“</text:p>
          </table:table-cell>
          <table:table-cell office:value-type="string" calcext:value-type="string">
            <text:p>lcbOssTheme</text:p>
          </table:table-cell>
          <table:table-cell office:value-type="string" calcext:value-type="string">
            <text:p>“] = LCB2007[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]</text:p>
          </table:table-cell>
          <table:table-cell table:formula="of:=CONCATENATE([.A36];[.B36];[.C36];[.D36];[.E36])" office:value-type="string" office:string-value="FibRgFcLcb2007Dict[“lcbOssTheme“] = LCB2007[35]" calcext:value-type="string">
            <text:p>FibRgFcLcb2007Dict[“lcbOssTheme“] = LCB2007[35]</text:p>
          </table:table-cell>
          <table:table-cell office:value-type="string" calcext:value-type="string">
            <text:p><text:s/>#(4 bytes): This value SHOULD&lt;144&gt; be zero <text:s/>and MUST be ignored.</text:p>
          </table:table-cell>
          <table:table-cell table:formula="of:=CONCATENATE([.F36];[.G36])" office:value-type="string" office:string-value="FibRgFcLcb2007Dict[“lcbOssTheme“] = LCB2007[35] #(4 bytes): This value SHOULD&lt;144&gt; be zero  and MUST be ignored." calcext:value-type="string">
            <text:p>FibRgFcLcb2007Dict[“lcbOssTheme“] = LCB2007[35] #(4 bytes): This value SHOULD&lt;144&gt; be zero <text:s/>and MUST be ignored.</text:p>
          </table:table-cell>
        </table:table-row>
        <table:table-row table:style-name="ro1">
          <table:table-cell office:value-type="string" calcext:value-type="string">
            <text:p>FibRgFcLcb2007Dict[“</text:p>
          </table:table-cell>
          <table:table-cell office:value-type="string" calcext:value-type="string">
            <text:p>fcColorSchemeMapping</text:p>
          </table:table-cell>
          <table:table-cell office:value-type="string" calcext:value-type="string">
            <text:p>“] = LCB2007[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]</text:p>
          </table:table-cell>
          <table:table-cell table:formula="of:=CONCATENATE([.A37];[.B37];[.C37];[.D37];[.E37])" office:value-type="string" office:string-value="FibRgFcLcb2007Dict[“fcColorSchemeMapping“] = LCB2007[36]" calcext:value-type="string">
            <text:p>FibRgFcLcb2007Dict[“fcColorSchemeMapping“] = LCB2007[36]</text:p>
          </table:table-cell>
          <table:table-cell office:value-type="string" calcext:value-type="string">
            <text:p><text:s/>#(4 bytes): This value is undefined and MUST be ignored.</text:p>
          </table:table-cell>
          <table:table-cell table:formula="of:=CONCATENATE([.F37];[.G37])" office:value-type="string" office:string-value="FibRgFcLcb2007Dict[“fcColorSchemeMapping“] = LCB2007[36] #(4 bytes): This value is undefined and MUST be ignored." calcext:value-type="string">
            <text:p>FibRgFcLcb2007Dict[“fcColorSchemeMapping“] = LCB2007[36] #(4 bytes): This value is undefined and MUST be ignored.</text:p>
          </table:table-cell>
        </table:table-row>
        <table:table-row table:style-name="ro1">
          <table:table-cell office:value-type="string" calcext:value-type="string">
            <text:p>FibRgFcLcb2007Dict[“</text:p>
          </table:table-cell>
          <table:table-cell office:value-type="string" calcext:value-type="string">
            <text:p>lcbColorSchemeMapping</text:p>
          </table:table-cell>
          <table:table-cell office:value-type="string" calcext:value-type="string">
            <text:p>“] = LCB2007[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]</text:p>
          </table:table-cell>
          <table:table-cell table:formula="of:=CONCATENATE([.A38];[.B38];[.C38];[.D38];[.E38])" office:value-type="string" office:string-value="FibRgFcLcb2007Dict[“lcbColorSchemeMapping“] = LCB2007[37]" calcext:value-type="string">
            <text:p>FibRgFcLcb2007Dict[“lcbColorSchemeMapping“] = LCB2007[37]</text:p>
          </table:table-cell>
          <table:table-cell office:value-type="string" calcext:value-type="string">
            <text:p><text:s/>#(4 bytes): This value SHOULD&lt;145&gt; be zero <text:s/>and MUST be ignored.</text:p>
          </table:table-cell>
          <table:table-cell table:formula="of:=CONCATENATE([.F38];[.G38])" office:value-type="string" office:string-value="FibRgFcLcb2007Dict[“lcbColorSchemeMapping“] = LCB2007[37] #(4 bytes): This value SHOULD&lt;145&gt; be zero  and MUST be ignored." calcext:value-type="string">
            <text:p>FibRgFcLcb2007Dict[“lcbColorSchemeMapping“] = LCB2007[37] #(4 bytes): This value SHOULD&lt;145&gt; be zero <text:s/>and MUST be ignored.</text:p>
          </table:table-cell>
        </table:table-row>
      </table:table>
      <table:table table:name="Sheet3" table:style-name="ta1">
        <table:table-column table:style-name="co12" table:default-cell-style-name="Default"/>
        <table:table-row table:style-name="ro1">
          <table:table-cell office:value-type="string" calcext:value-type="string">
            <text:p>FibRgFcLcb2007Dict[“fcPlcfmthd“] = LCB2007[0] #(4 bytes): This value is undefined and MUST be ignored.</text:p>
          </table:table-cell>
        </table:table-row>
        <table:table-row table:style-name="ro1">
          <table:table-cell office:value-type="string" calcext:value-type="string">
            <text:p>FibRgFcLcb2007Dict[“lcbPlcfmthd“] = LCB2007[1] #(4 bytes): This value MUST be zero <text:s/>and MUST be ignored.</text:p>
          </table:table-cell>
        </table:table-row>
        <table:table-row table:style-name="ro1">
          <table:table-cell office:value-type="string" calcext:value-type="string">
            <text:p>FibRgFcLcb2007Dict[“fcSttbfBkmkMoveFrom“] = LCB2007[2] #(4 bytes): This value is undefined and MUST be ignored.</text:p>
          </table:table-cell>
        </table:table-row>
        <table:table-row table:style-name="ro1">
          <table:table-cell office:value-type="string" calcext:value-type="string">
            <text:p>FibRgFcLcb2007Dict[“lcbSttbfBkmkMoveFrom“] = LCB2007[3] #(4 bytes): This value MUST be zero <text:s/>and MUST be ignored.</text:p>
          </table:table-cell>
        </table:table-row>
        <table:table-row table:style-name="ro1">
          <table:table-cell office:value-type="string" calcext:value-type="string">
            <text:p>FibRgFcLcb2007Dict[“fcPlcfBkfMoveFrom“] = LCB2007[4] #(4 bytes): This value is undefined and MUST be ignored</text:p>
          </table:table-cell>
        </table:table-row>
        <table:table-row table:style-name="ro1">
          <table:table-cell office:value-type="string" calcext:value-type="string">
            <text:p>FibRgFcLcb2007Dict[“lcbPlcfBkfMoveFrom“] = LCB2007[5] #(4 bytes): This value MUST be zero <text:s/>and MUST be ignored.</text:p>
          </table:table-cell>
        </table:table-row>
        <table:table-row table:style-name="ro1">
          <table:table-cell office:value-type="string" calcext:value-type="string">
            <text:p>FibRgFcLcb2007Dict[“fcPlcfBklMoveFrom“] = LCB2007[6] #(4 bytes): This value is undefined and MUST be ignored.</text:p>
          </table:table-cell>
        </table:table-row>
        <table:table-row table:style-name="ro1">
          <table:table-cell office:value-type="string" calcext:value-type="string">
            <text:p>FibRgFcLcb2007Dict[“lcbPlcfBklMoveFrom“] = LCB2007[7] #(4 bytes): This value MUST be zero <text:s/>and MUST be ignored.</text:p>
          </table:table-cell>
        </table:table-row>
        <table:table-row table:style-name="ro1">
          <table:table-cell office:value-type="string" calcext:value-type="string">
            <text:p>FibRgFcLcb2007Dict[“fcSttbfBkmkMoveTo“] = LCB2007[8] #(4 bytes): This value is undefined and MUST be ignored.</text:p>
          </table:table-cell>
        </table:table-row>
        <table:table-row table:style-name="ro1">
          <table:table-cell office:value-type="string" calcext:value-type="string">
            <text:p>FibRgFcLcb2007Dict[“lcbSttbfBkmkMoveTo“] = LCB2007[9] #(4 bytes): This value MUST be zero <text:s/>and MUST be ignored.</text:p>
          </table:table-cell>
        </table:table-row>
        <table:table-row table:style-name="ro1">
          <table:table-cell office:value-type="string" calcext:value-type="string">
            <text:p>FibRgFcLcb2007Dict[“fcPlcfBkfMoveTo“] = LCB2007[10] #(4 bytes): This value is undefined and MUST be ignored.</text:p>
          </table:table-cell>
        </table:table-row>
        <table:table-row table:style-name="ro1">
          <table:table-cell office:value-type="string" calcext:value-type="string">
            <text:p>FibRgFcLcb2007Dict[“lcbPlcfBkfMoveTo“] = LCB2007[11] #(4 bytes): This value MUST be zero <text:s/>and MUST be ignored.</text:p>
          </table:table-cell>
        </table:table-row>
        <table:table-row table:style-name="ro1">
          <table:table-cell office:value-type="string" calcext:value-type="string">
            <text:p>FibRgFcLcb2007Dict[“fcPlcfBklMoveTo“] = LCB2007[12] #(4 bytes): This value is undefined and MUST be ignored.</text:p>
          </table:table-cell>
        </table:table-row>
        <table:table-row table:style-name="ro1">
          <table:table-cell office:value-type="string" calcext:value-type="string">
            <text:p>FibRgFcLcb2007Dict[“lcbPlcfBklMoveTo“] = LCB2007[13] #(4 bytes): This value MUST be zero <text:s/>and MUST be ignored.</text:p>
          </table:table-cell>
        </table:table-row>
        <table:table-row table:style-name="ro1">
          <table:table-cell office:value-type="string" calcext:value-type="string">
            <text:p>FibRgFcLcb2007Dict[“fcUnused1“] = LCB2007[14] #(4 bytes): This value is undefined and MUST be ignored.</text:p>
          </table:table-cell>
        </table:table-row>
        <table:table-row table:style-name="ro1">
          <table:table-cell office:value-type="string" calcext:value-type="string">
            <text:p>FibRgFcLcb2007Dict[“lcbUnused1“] = LCB2007[15] #(4 bytes): This value MUST be zero <text:s/>and MUST be ignored.</text:p>
          </table:table-cell>
        </table:table-row>
        <table:table-row table:style-name="ro1">
          <table:table-cell office:value-type="string" calcext:value-type="string">
            <text:p>FibRgFcLcb2007Dict[“fcUnused2“] = LCB2007[16] #(4 bytes): This value is undefined and MUST be ignored.</text:p>
          </table:table-cell>
        </table:table-row>
        <table:table-row table:style-name="ro1">
          <table:table-cell office:value-type="string" calcext:value-type="string">
            <text:p>FibRgFcLcb2007Dict[“lcbUnused2“] = LCB2007[17] #(4 bytes): This value MUST be zero <text:s/>and MUST be ignored.</text:p>
          </table:table-cell>
        </table:table-row>
        <table:table-row table:style-name="ro1">
          <table:table-cell office:value-type="string" calcext:value-type="string">
            <text:p>FibRgFcLcb2007Dict[“fcUnused3“] = LCB2007[18] #(4 bytes): This value is undefined and MUST be ignored.</text:p>
          </table:table-cell>
        </table:table-row>
        <table:table-row table:style-name="ro1">
          <table:table-cell office:value-type="string" calcext:value-type="string">
            <text:p>FibRgFcLcb2007Dict[“lcbUnused3“] = LCB2007[19] #(4 bytes): This value MUST be zero <text:s/>and MUST be ignored.</text:p>
          </table:table-cell>
        </table:table-row>
        <table:table-row table:style-name="ro1">
          <table:table-cell office:value-type="string" calcext:value-type="string">
            <text:p>FibRgFcLcb2007Dict[“fcSttbfBkmkArto“] = LCB2007[20] #(4 bytes): This value is undefined and MUST be ignored.</text:p>
          </table:table-cell>
        </table:table-row>
        <table:table-row table:style-name="ro1">
          <table:table-cell office:value-type="string" calcext:value-type="string">
            <text:p>FibRgFcLcb2007Dict[“lcbSttbfBkmkArto“] = LCB2007[21] #(4 bytes): This value MUST be zero <text:s/>and MUST be ignored.</text:p>
          </table:table-cell>
        </table:table-row>
        <table:table-row table:style-name="ro1">
          <table:table-cell office:value-type="string" calcext:value-type="string">
            <text:p>FibRgFcLcb2007Dict[“fcPlcfBkfArto“] = LCB2007[22] #(4 bytes): This value is undefined and MUST be ignored.</text:p>
          </table:table-cell>
        </table:table-row>
        <table:table-row table:style-name="ro1">
          <table:table-cell office:value-type="string" calcext:value-type="string">
            <text:p>FibRgFcLcb2007Dict[“lcbPlcfBkfArto“] = LCB2007[23] #(4 bytes): This value MUST be zero <text:s/>and MUST be ignored</text:p>
          </table:table-cell>
        </table:table-row>
        <table:table-row table:style-name="ro1">
          <table:table-cell office:value-type="string" calcext:value-type="string">
            <text:p>FibRgFcLcb2007Dict[“fcPlcfBklArto“] = LCB2007[24] #(4 bytes): Undefined and MUST be ignored.</text:p>
          </table:table-cell>
        </table:table-row>
        <table:table-row table:style-name="ro1">
          <table:table-cell office:value-type="string" calcext:value-type="string">
            <text:p>FibRgFcLcb2007Dict[“lcbPlcfBklArto“] = LCB2007[25] #(4 bytes): MUST be zero <text:s/>and MUST be ignored.</text:p>
          </table:table-cell>
        </table:table-row>
        <table:table-row table:style-name="ro1">
          <table:table-cell office:value-type="string" calcext:value-type="string">
            <text:p>FibRgFcLcb2007Dict[“fcArtoData“] = LCB2007[26] #(4 bytes): This value is undefined and MUST be ignored.</text:p>
          </table:table-cell>
        </table:table-row>
        <table:table-row table:style-name="ro1">
          <table:table-cell office:value-type="string" calcext:value-type="string">
            <text:p>FibRgFcLcb2007Dict[“lcbArtoData“] = LCB2007[27] #(4 bytes): This value MUST be zero <text:s/>and MUST be ignored.</text:p>
          </table:table-cell>
        </table:table-row>
        <table:table-row table:style-name="ro1">
          <table:table-cell office:value-type="string" calcext:value-type="string">
            <text:p>FibRgFcLcb2007Dict[“fcUnused4“] = LCB2007[28] #(4 bytes): This value is undefined and MUST be ignored.</text:p>
          </table:table-cell>
        </table:table-row>
        <table:table-row table:style-name="ro1">
          <table:table-cell office:value-type="string" calcext:value-type="string">
            <text:p>FibRgFcLcb2007Dict[“lcbUnused4“] = LCB2007[29] #(4 bytes): This value MUST be zero <text:s/>and MUST be ignored.</text:p>
          </table:table-cell>
        </table:table-row>
        <table:table-row table:style-name="ro1">
          <table:table-cell office:value-type="string" calcext:value-type="string">
            <text:p>FibRgFcLcb2007Dict[“fcUnused5“] = LCB2007[30] #(4 bytes): This value is undefined and MUST be ignored.</text:p>
          </table:table-cell>
        </table:table-row>
        <table:table-row table:style-name="ro1">
          <table:table-cell office:value-type="string" calcext:value-type="string">
            <text:p>FibRgFcLcb2007Dict[“lcbUnused5“] = LCB2007[31] #(4 bytes): This value MUST be zero <text:s/>and MUST be ignored.</text:p>
          </table:table-cell>
        </table:table-row>
        <table:table-row table:style-name="ro1">
          <table:table-cell office:value-type="string" calcext:value-type="string">
            <text:p>FibRgFcLcb2007Dict[“fcUnused6“] = LCB2007[32] #(4 bytes): This value is undefined and MUST be ignored.</text:p>
          </table:table-cell>
        </table:table-row>
        <table:table-row table:style-name="ro1">
          <table:table-cell office:value-type="string" calcext:value-type="string">
            <text:p>FibRgFcLcb2007Dict[“lcbUnused6“] = LCB2007[33] #(4 bytes): This value MUST be zero <text:s/>and MUST be ignored.</text:p>
          </table:table-cell>
        </table:table-row>
        <table:table-row table:style-name="ro1">
          <table:table-cell office:value-type="string" calcext:value-type="string">
            <text:p>FibRgFcLcb2007Dict[“fcOssTheme“] = LCB2007[34] #(4 bytes): This value is undefined and MUST be ignored.</text:p>
          </table:table-cell>
        </table:table-row>
        <table:table-row table:style-name="ro1">
          <table:table-cell office:value-type="string" calcext:value-type="string">
            <text:p>FibRgFcLcb2007Dict[“lcbOssTheme“] = LCB2007[35] #(4 bytes): This value SHOULD&lt;144&gt; be zero <text:s/>and MUST be ignored.</text:p>
          </table:table-cell>
        </table:table-row>
        <table:table-row table:style-name="ro1">
          <table:table-cell office:value-type="string" calcext:value-type="string">
            <text:p>FibRgFcLcb2007Dict[“fcColorSchemeMapping“] = LCB2007[36] #(4 bytes): This value is undefined and MUST be ignored.</text:p>
          </table:table-cell>
        </table:table-row>
        <table:table-row table:style-name="ro1">
          <table:table-cell office:value-type="string" calcext:value-type="string">
            <text:p>FibRgFcLcb2007Dict[“lcbColorSchemeMapping“] = LCB2007[37] #(4 bytes): This value SHOULD&lt;145&gt; be zero <text:s/>and MUST be ignored.</text:p>
          </table:table-cell>
        </table:table-row>
      </table:table>
      <table:table table:name="Sheet4" table:style-name="ta1">
        <table:table-column table:style-name="co12" table:number-columns-repeated="2" table:default-cell-style-name="Default"/>
        <table:table-row table:style-name="ro1">
          <table:table-cell office:value-type="string" calcext:value-type="string">
            <text:p>fcPlcfmthd</text:p>
          </table:table-cell>
          <table:table-cell office:value-type="string" calcext:value-type="string">
            <text:p><text:s/>#(4 bytes): This value is undefined and MUST be ignored.</text:p>
          </table:table-cell>
        </table:table-row>
        <table:table-row table:style-name="ro1">
          <table:table-cell office:value-type="string" calcext:value-type="string">
            <text:p>lcbPlcfmthd</text:p>
          </table:table-cell>
          <table:table-cell office:value-type="string" calcext:value-type="string">
            <text:p><text:s/>#(4 bytes): This value MUST be zero <text:s/>and MUST be ignored.</text:p>
          </table:table-cell>
        </table:table-row>
        <table:table-row table:style-name="ro1">
          <table:table-cell office:value-type="string" calcext:value-type="string">
            <text:p>fcSttbfBkmkMoveFrom</text:p>
          </table:table-cell>
          <table:table-cell office:value-type="string" calcext:value-type="string">
            <text:p><text:s/>#(4 bytes): This value is undefined and MUST be ignored.</text:p>
          </table:table-cell>
        </table:table-row>
        <table:table-row table:style-name="ro1">
          <table:table-cell office:value-type="string" calcext:value-type="string">
            <text:p>lcbSttbfBkmkMoveFrom</text:p>
          </table:table-cell>
          <table:table-cell office:value-type="string" calcext:value-type="string">
            <text:p><text:s/>#(4 bytes): This value MUST be zero <text:s/>and MUST be ignored.</text:p>
          </table:table-cell>
        </table:table-row>
        <table:table-row table:style-name="ro1">
          <table:table-cell office:value-type="string" calcext:value-type="string">
            <text:p>fcPlcfBkfMoveFrom</text:p>
          </table:table-cell>
          <table:table-cell office:value-type="string" calcext:value-type="string">
            <text:p><text:s/>#(4 bytes): This value is undefined and MUST be ignored</text:p>
          </table:table-cell>
        </table:table-row>
        <table:table-row table:style-name="ro1">
          <table:table-cell office:value-type="string" calcext:value-type="string">
            <text:p>lcbPlcfBkfMoveFrom</text:p>
          </table:table-cell>
          <table:table-cell office:value-type="string" calcext:value-type="string">
            <text:p><text:s/>#(4 bytes): This value MUST be zero <text:s/>and MUST be ignored.</text:p>
          </table:table-cell>
        </table:table-row>
        <table:table-row table:style-name="ro1">
          <table:table-cell office:value-type="string" calcext:value-type="string">
            <text:p>fcPlcfBklMoveFrom</text:p>
          </table:table-cell>
          <table:table-cell office:value-type="string" calcext:value-type="string">
            <text:p><text:s/>#(4 bytes): This value is undefined and MUST be ignored.</text:p>
          </table:table-cell>
        </table:table-row>
        <table:table-row table:style-name="ro1">
          <table:table-cell office:value-type="string" calcext:value-type="string">
            <text:p>lcbPlcfBklMoveFrom</text:p>
          </table:table-cell>
          <table:table-cell office:value-type="string" calcext:value-type="string">
            <text:p><text:s/>#(4 bytes): This value MUST be zero <text:s/>and MUST be ignored.</text:p>
          </table:table-cell>
        </table:table-row>
        <table:table-row table:style-name="ro1">
          <table:table-cell office:value-type="string" calcext:value-type="string">
            <text:p>fcSttbfBkmkMoveTo</text:p>
          </table:table-cell>
          <table:table-cell office:value-type="string" calcext:value-type="string">
            <text:p><text:s/>#(4 bytes): This value is undefined and MUST be ignored.</text:p>
          </table:table-cell>
        </table:table-row>
        <table:table-row table:style-name="ro1">
          <table:table-cell office:value-type="string" calcext:value-type="string">
            <text:p>lcbSttbfBkmkMoveTo</text:p>
          </table:table-cell>
          <table:table-cell office:value-type="string" calcext:value-type="string">
            <text:p><text:s/>#(4 bytes): This value MUST be zero <text:s/>and MUST be ignored.</text:p>
          </table:table-cell>
        </table:table-row>
        <table:table-row table:style-name="ro1">
          <table:table-cell office:value-type="string" calcext:value-type="string">
            <text:p>fcPlcfBkfMoveTo</text:p>
          </table:table-cell>
          <table:table-cell office:value-type="string" calcext:value-type="string">
            <text:p><text:s/>#(4 bytes): This value is undefined and MUST be ignored.</text:p>
          </table:table-cell>
        </table:table-row>
        <table:table-row table:style-name="ro1">
          <table:table-cell office:value-type="string" calcext:value-type="string">
            <text:p>lcbPlcfBkfMoveTo</text:p>
          </table:table-cell>
          <table:table-cell office:value-type="string" calcext:value-type="string">
            <text:p><text:s/>#(4 bytes): This value MUST be zero <text:s/>and MUST be ignored.</text:p>
          </table:table-cell>
        </table:table-row>
        <table:table-row table:style-name="ro1">
          <table:table-cell office:value-type="string" calcext:value-type="string">
            <text:p>fcPlcfBklMoveTo</text:p>
          </table:table-cell>
          <table:table-cell office:value-type="string" calcext:value-type="string">
            <text:p><text:s/>#(4 bytes): This value is undefined and MUST be ignored.</text:p>
          </table:table-cell>
        </table:table-row>
        <table:table-row table:style-name="ro1">
          <table:table-cell office:value-type="string" calcext:value-type="string">
            <text:p>lcbPlcfBklMoveTo</text:p>
          </table:table-cell>
          <table:table-cell office:value-type="string" calcext:value-type="string">
            <text:p><text:s/>#(4 bytes): This value MUST be zero <text:s/>and MUST be ignored.</text:p>
          </table:table-cell>
        </table:table-row>
        <table:table-row table:style-name="ro1">
          <table:table-cell office:value-type="string" calcext:value-type="string">
            <text:p>fcUnused1</text:p>
          </table:table-cell>
          <table:table-cell office:value-type="string" calcext:value-type="string">
            <text:p><text:s/>#(4 bytes): This value is undefined and MUST be ignored.</text:p>
          </table:table-cell>
        </table:table-row>
        <table:table-row table:style-name="ro1">
          <table:table-cell office:value-type="string" calcext:value-type="string">
            <text:p>lcbUnused1</text:p>
          </table:table-cell>
          <table:table-cell office:value-type="string" calcext:value-type="string">
            <text:p><text:s/>#(4 bytes): This value MUST be zero <text:s/>and MUST be ignored.</text:p>
          </table:table-cell>
        </table:table-row>
        <table:table-row table:style-name="ro1">
          <table:table-cell office:value-type="string" calcext:value-type="string">
            <text:p>fcUnused2</text:p>
          </table:table-cell>
          <table:table-cell office:value-type="string" calcext:value-type="string">
            <text:p><text:s/>#(4 bytes): This value is undefined and MUST be ignored.</text:p>
          </table:table-cell>
        </table:table-row>
        <table:table-row table:style-name="ro1">
          <table:table-cell office:value-type="string" calcext:value-type="string">
            <text:p>lcbUnused2</text:p>
          </table:table-cell>
          <table:table-cell office:value-type="string" calcext:value-type="string">
            <text:p><text:s/>#(4 bytes): This value MUST be zero <text:s/>and MUST be ignored.</text:p>
          </table:table-cell>
        </table:table-row>
        <table:table-row table:style-name="ro1">
          <table:table-cell office:value-type="string" calcext:value-type="string">
            <text:p>fcUnused3</text:p>
          </table:table-cell>
          <table:table-cell office:value-type="string" calcext:value-type="string">
            <text:p><text:s/>#(4 bytes): This value is undefined and MUST be ignored.</text:p>
          </table:table-cell>
        </table:table-row>
        <table:table-row table:style-name="ro1">
          <table:table-cell office:value-type="string" calcext:value-type="string">
            <text:p>lcbUnused3</text:p>
          </table:table-cell>
          <table:table-cell office:value-type="string" calcext:value-type="string">
            <text:p><text:s/>#(4 bytes): This value MUST be zero <text:s/>and MUST be ignored.</text:p>
          </table:table-cell>
        </table:table-row>
        <table:table-row table:style-name="ro1">
          <table:table-cell office:value-type="string" calcext:value-type="string">
            <text:p>fcSttbfBkmkArto</text:p>
          </table:table-cell>
          <table:table-cell office:value-type="string" calcext:value-type="string">
            <text:p><text:s/>#(4 bytes): This value is undefined and MUST be ignored.</text:p>
          </table:table-cell>
        </table:table-row>
        <table:table-row table:style-name="ro1">
          <table:table-cell office:value-type="string" calcext:value-type="string">
            <text:p>lcbSttbfBkmkArto</text:p>
          </table:table-cell>
          <table:table-cell office:value-type="string" calcext:value-type="string">
            <text:p><text:s/>#(4 bytes): This value MUST be zero <text:s/>and MUST be ignored.</text:p>
          </table:table-cell>
        </table:table-row>
        <table:table-row table:style-name="ro1">
          <table:table-cell office:value-type="string" calcext:value-type="string">
            <text:p>fcPlcfBkfArto</text:p>
          </table:table-cell>
          <table:table-cell office:value-type="string" calcext:value-type="string">
            <text:p><text:s/>#(4 bytes): This value is undefined and MUST be ignored.</text:p>
          </table:table-cell>
        </table:table-row>
        <table:table-row table:style-name="ro1">
          <table:table-cell office:value-type="string" calcext:value-type="string">
            <text:p>lcbPlcfBkfArto</text:p>
          </table:table-cell>
          <table:table-cell office:value-type="string" calcext:value-type="string">
            <text:p><text:s/>#(4 bytes): This value MUST be zero <text:s/>and MUST be ignored</text:p>
          </table:table-cell>
        </table:table-row>
        <table:table-row table:style-name="ro1">
          <table:table-cell office:value-type="string" calcext:value-type="string">
            <text:p>fcPlcfBklArto</text:p>
          </table:table-cell>
          <table:table-cell office:value-type="string" calcext:value-type="string">
            <text:p><text:s/>#(4 bytes): Undefined and MUST be ignored.</text:p>
          </table:table-cell>
        </table:table-row>
        <table:table-row table:style-name="ro1">
          <table:table-cell office:value-type="string" calcext:value-type="string">
            <text:p>lcbPlcfBklArto</text:p>
          </table:table-cell>
          <table:table-cell office:value-type="string" calcext:value-type="string">
            <text:p><text:s/>#(4 bytes): MUST be zero <text:s/>and MUST be ignored.</text:p>
          </table:table-cell>
        </table:table-row>
        <table:table-row table:style-name="ro1">
          <table:table-cell office:value-type="string" calcext:value-type="string">
            <text:p>fcArtoData</text:p>
          </table:table-cell>
          <table:table-cell office:value-type="string" calcext:value-type="string">
            <text:p><text:s/>#(4 bytes): This value is undefined and MUST be ignored.</text:p>
          </table:table-cell>
        </table:table-row>
        <table:table-row table:style-name="ro1">
          <table:table-cell office:value-type="string" calcext:value-type="string">
            <text:p>lcbArtoData</text:p>
          </table:table-cell>
          <table:table-cell office:value-type="string" calcext:value-type="string">
            <text:p><text:s/>#(4 bytes): This value MUST be zero <text:s/>and MUST be ignored.</text:p>
          </table:table-cell>
        </table:table-row>
        <table:table-row table:style-name="ro1">
          <table:table-cell office:value-type="string" calcext:value-type="string">
            <text:p>fcUnused4</text:p>
          </table:table-cell>
          <table:table-cell office:value-type="string" calcext:value-type="string">
            <text:p><text:s/>#(4 bytes): This value is undefined and MUST be ignored.</text:p>
          </table:table-cell>
        </table:table-row>
        <table:table-row table:style-name="ro1">
          <table:table-cell office:value-type="string" calcext:value-type="string">
            <text:p>lcbUnused4</text:p>
          </table:table-cell>
          <table:table-cell office:value-type="string" calcext:value-type="string">
            <text:p><text:s/>#(4 bytes): This value MUST be zero <text:s/>and MUST be ignored.</text:p>
          </table:table-cell>
        </table:table-row>
        <table:table-row table:style-name="ro1">
          <table:table-cell office:value-type="string" calcext:value-type="string">
            <text:p>fcUnused5</text:p>
          </table:table-cell>
          <table:table-cell office:value-type="string" calcext:value-type="string">
            <text:p><text:s/>#(4 bytes): This value is undefined and MUST be ignored.</text:p>
          </table:table-cell>
        </table:table-row>
        <table:table-row table:style-name="ro1">
          <table:table-cell office:value-type="string" calcext:value-type="string">
            <text:p>lcbUnused5</text:p>
          </table:table-cell>
          <table:table-cell office:value-type="string" calcext:value-type="string">
            <text:p><text:s/>#(4 bytes): This value MUST be zero <text:s/>and MUST be ignored.</text:p>
          </table:table-cell>
        </table:table-row>
        <table:table-row table:style-name="ro1">
          <table:table-cell office:value-type="string" calcext:value-type="string">
            <text:p>fcUnused6</text:p>
          </table:table-cell>
          <table:table-cell office:value-type="string" calcext:value-type="string">
            <text:p><text:s/>#(4 bytes): This value is undefined and MUST be ignored.</text:p>
          </table:table-cell>
        </table:table-row>
        <table:table-row table:style-name="ro1">
          <table:table-cell office:value-type="string" calcext:value-type="string">
            <text:p>lcbUnused6</text:p>
          </table:table-cell>
          <table:table-cell office:value-type="string" calcext:value-type="string">
            <text:p><text:s/>#(4 bytes): This value MUST be zero <text:s/>and MUST be ignored.</text:p>
          </table:table-cell>
        </table:table-row>
        <table:table-row table:style-name="ro1">
          <table:table-cell office:value-type="string" calcext:value-type="string">
            <text:p>fcOssTheme</text:p>
          </table:table-cell>
          <table:table-cell office:value-type="string" calcext:value-type="string">
            <text:p><text:s/>#(4 bytes): This value is undefined and MUST be ignored.</text:p>
          </table:table-cell>
        </table:table-row>
        <table:table-row table:style-name="ro1">
          <table:table-cell office:value-type="string" calcext:value-type="string">
            <text:p>lcbOssTheme</text:p>
          </table:table-cell>
          <table:table-cell office:value-type="string" calcext:value-type="string">
            <text:p><text:s/>#(4 bytes): This value SHOULD&lt;144&gt; be zero <text:s/>and MUST be ignored.</text:p>
          </table:table-cell>
        </table:table-row>
        <table:table-row table:style-name="ro1">
          <table:table-cell office:value-type="string" calcext:value-type="string">
            <text:p>fcColorSchemeMapping</text:p>
          </table:table-cell>
          <table:table-cell office:value-type="string" calcext:value-type="string">
            <text:p><text:s/>#(4 bytes): This value is undefined and MUST be ignored.</text:p>
          </table:table-cell>
        </table:table-row>
        <table:table-row table:style-name="ro1">
          <table:table-cell office:value-type="string" calcext:value-type="string">
            <text:p>lcbColorSchemeMapping</text:p>
          </table:table-cell>
          <table:table-cell office:value-type="string" calcext:value-type="string">
            <text:p><text:s/>#(4 bytes): This value SHOULD&lt;145&gt; be zero <text:s/>and MUST be ignored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03T17:40:12.515869662</meta:creation-date>
    <meta:generator>LibreOffice/5.2.7.2$Linux_x86 LibreOffice_project/20m0$Build-2</meta:generator>
    <dc:date>2018-07-07T21:56:37.674933969</dc:date>
    <meta:editing-duration>P2DT12H5M21S</meta:editing-duration>
    <meta:editing-cycles>5</meta:editing-cycles>
    <meta:document-statistic meta:table-count="4" meta:cell-count="684" meta:object-count="0"/>
  </office:meta>
</office:document-meta>
</file>